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7576" calcext:value-type="float">
            <text:p>168.0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94152" calcext:value-type="float">
            <text:p>168.0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18536" calcext:value-type="float">
            <text:p>168.1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7576" calcext:value-type="float">
            <text:p>168.0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48432" calcext:value-type="float">
            <text:p>168.0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18536" calcext:value-type="float">
            <text:p>168.1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2768" calcext:value-type="float">
            <text:p>168.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1244" calcext:value-type="float">
            <text:p>168.1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49016" calcext:value-type="float">
            <text:p>168.1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33776" calcext:value-type="float">
            <text:p>168.1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00248" calcext:value-type="float">
            <text:p>168.1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69768" calcext:value-type="float">
            <text:p>168.0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94152" calcext:value-type="float">
            <text:p>168.0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39288" calcext:value-type="float">
            <text:p>168.0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39288" calcext:value-type="float">
            <text:p>168.0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4528" calcext:value-type="float">
            <text:p>168.0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7576" calcext:value-type="float">
            <text:p>168.0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39288" calcext:value-type="float">
            <text:p>168.0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02712" calcext:value-type="float">
            <text:p>168.0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9664" calcext:value-type="float">
            <text:p>167.9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14904" calcext:value-type="float">
            <text:p>168.0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30144" calcext:value-type="float">
            <text:p>168.0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30144" calcext:value-type="float">
            <text:p>168.0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0576" calcext:value-type="float">
            <text:p>168.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7528" calcext:value-type="float">
            <text:p>167.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35656" calcext:value-type="float">
            <text:p>167.9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32608" calcext:value-type="float">
            <text:p>167.9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53944" calcext:value-type="float">
            <text:p>167.9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7848" calcext:value-type="float">
            <text:p>167.9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05176" calcext:value-type="float">
            <text:p>167.9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96032" calcext:value-type="float">
            <text:p>167.8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9936" calcext:value-type="float">
            <text:p>167.8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9936" calcext:value-type="float">
            <text:p>167.8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7744" calcext:value-type="float">
            <text:p>167.8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5552" calcext:value-type="float">
            <text:p>167.8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2504" calcext:value-type="float">
            <text:p>167.8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4696" calcext:value-type="float">
            <text:p>167.8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86" calcext:value-type="float">
            <text:p>167.8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44216" calcext:value-type="float">
            <text:p>167.8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35072" calcext:value-type="float">
            <text:p>167.8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3812" calcext:value-type="float">
            <text:p>167.8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5552" calcext:value-type="float">
            <text:p>167.8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2504" calcext:value-type="float">
            <text:p>167.8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2504" calcext:value-type="float">
            <text:p>167.8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9456" calcext:value-type="float">
            <text:p>167.8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9456" calcext:value-type="float">
            <text:p>167.8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0312" calcext:value-type="float">
            <text:p>167.8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0312" calcext:value-type="float">
            <text:p>167.8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5552" calcext:value-type="float">
            <text:p>167.8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5552" calcext:value-type="float">
            <text:p>167.8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1648" calcext:value-type="float">
            <text:p>167.8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5552" calcext:value-type="float">
            <text:p>167.8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5552" calcext:value-type="float">
            <text:p>167.8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5552" calcext:value-type="float">
            <text:p>167.8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9936" calcext:value-type="float">
            <text:p>167.8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6888" calcext:value-type="float">
            <text:p>167.8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7744" calcext:value-type="float">
            <text:p>167.8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4696" calcext:value-type="float">
            <text:p>167.8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9936" calcext:value-type="float">
            <text:p>167.8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20416" calcext:value-type="float">
            <text:p>167.9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20416" calcext:value-type="float">
            <text:p>167.9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26512" calcext:value-type="float">
            <text:p>167.9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1432" calcext:value-type="float">
            <text:p>167.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11272" calcext:value-type="float">
            <text:p>167.9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11272" calcext:value-type="float">
            <text:p>167.9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17368" calcext:value-type="float">
            <text:p>167.9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02128" calcext:value-type="float">
            <text:p>167.9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9936" calcext:value-type="float">
            <text:p>167.8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6888" calcext:value-type="float">
            <text:p>167.8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6888" calcext:value-type="float">
            <text:p>167.8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4696" calcext:value-type="float">
            <text:p>167.8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1648" calcext:value-type="float">
            <text:p>167.8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86" calcext:value-type="float">
            <text:p>167.8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5552" calcext:value-type="float">
            <text:p>167.8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2504" calcext:value-type="float">
            <text:p>167.8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5552" calcext:value-type="float">
            <text:p>167.8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0792" calcext:value-type="float">
            <text:p>167.8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86" calcext:value-type="float">
            <text:p>167.8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2504" calcext:value-type="float">
            <text:p>167.8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9456" calcext:value-type="float">
            <text:p>167.8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336" calcext:value-type="float">
            <text:p>167.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44216" calcext:value-type="float">
            <text:p>167.8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44216" calcext:value-type="float">
            <text:p>167.8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3812" calcext:value-type="float">
            <text:p>167.8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35072" calcext:value-type="float">
            <text:p>167.8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6408" calcext:value-type="float">
            <text:p>167.8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2504" calcext:value-type="float">
            <text:p>167.8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41168" calcext:value-type="float">
            <text:p>167.8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28976" calcext:value-type="float">
            <text:p>167.8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28976" calcext:value-type="float">
            <text:p>167.8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41168" calcext:value-type="float">
            <text:p>167.8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28976" calcext:value-type="float">
            <text:p>167.8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13736" calcext:value-type="float">
            <text:p>167.8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13736" calcext:value-type="float">
            <text:p>167.8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98496" calcext:value-type="float">
            <text:p>167.7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98496" calcext:value-type="float">
            <text:p>167.7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83256" calcext:value-type="float">
            <text:p>167.7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9728" calcext:value-type="float">
            <text:p>167.7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9728" calcext:value-type="float">
            <text:p>167.7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52776" calcext:value-type="float">
            <text:p>167.7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9728" calcext:value-type="float">
            <text:p>167.7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0584" calcext:value-type="float">
            <text:p>167.7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7536" calcext:value-type="float">
            <text:p>167.7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668" calcext:value-type="float">
            <text:p>167.7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9728" calcext:value-type="float">
            <text:p>167.7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9728" calcext:value-type="float">
            <text:p>167.7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3632" calcext:value-type="float">
            <text:p>167.7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3632" calcext:value-type="float">
            <text:p>167.7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3632" calcext:value-type="float">
            <text:p>167.7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3632" calcext:value-type="float">
            <text:p>167.7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0584" calcext:value-type="float">
            <text:p>167.7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192" calcext:value-type="float">
            <text:p>167.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58872" calcext:value-type="float">
            <text:p>167.7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8016" calcext:value-type="float">
            <text:p>167.7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8016" calcext:value-type="float">
            <text:p>167.7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58872" calcext:value-type="float">
            <text:p>167.7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55824" calcext:value-type="float">
            <text:p>167.7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58872" calcext:value-type="float">
            <text:p>167.7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13736" calcext:value-type="float">
            <text:p>167.8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3812" calcext:value-type="float">
            <text:p>167.8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35072" calcext:value-type="float">
            <text:p>167.8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35072" calcext:value-type="float">
            <text:p>167.8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04592" calcext:value-type="float">
            <text:p>167.8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924" calcext:value-type="float">
            <text:p>167.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924" calcext:value-type="float">
            <text:p>167.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86304" calcext:value-type="float">
            <text:p>167.7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83256" calcext:value-type="float">
            <text:p>167.7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8016" calcext:value-type="float">
            <text:p>167.7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4968" calcext:value-type="float">
            <text:p>167.7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9728" calcext:value-type="float">
            <text:p>167.7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7536" calcext:value-type="float">
            <text:p>167.7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8392" calcext:value-type="float">
            <text:p>167.7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62" calcext:value-type="float">
            <text:p>167.7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3152" calcext:value-type="float">
            <text:p>167.7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3152" calcext:value-type="float">
            <text:p>167.7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3152" calcext:value-type="float">
            <text:p>167.7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9248" calcext:value-type="float">
            <text:p>167.7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144" calcext:value-type="float">
            <text:p>167.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7536" calcext:value-type="float">
            <text:p>167.7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0584" calcext:value-type="float">
            <text:p>167.7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9248" calcext:value-type="float">
            <text:p>167.7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04008" calcext:value-type="float">
            <text:p>167.7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94864" calcext:value-type="float">
            <text:p>167.6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62" calcext:value-type="float">
            <text:p>167.7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62" calcext:value-type="float">
            <text:p>167.7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3152" calcext:value-type="float">
            <text:p>167.7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07056" calcext:value-type="float">
            <text:p>167.7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62" calcext:value-type="float">
            <text:p>167.7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62" calcext:value-type="float">
            <text:p>167.7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62" calcext:value-type="float">
            <text:p>167.7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8392" calcext:value-type="float">
            <text:p>167.7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668" calcext:value-type="float">
            <text:p>167.7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3632" calcext:value-type="float">
            <text:p>167.7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0584" calcext:value-type="float">
            <text:p>167.7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5344" calcext:value-type="float">
            <text:p>167.7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94864" calcext:value-type="float">
            <text:p>167.6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5344" calcext:value-type="float">
            <text:p>167.7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94864" calcext:value-type="float">
            <text:p>167.6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94864" calcext:value-type="float">
            <text:p>167.6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11984" calcext:value-type="float">
            <text:p>167.5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6744" calcext:value-type="float">
            <text:p>167.4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51024" calcext:value-type="float">
            <text:p>167.4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51024" calcext:value-type="float">
            <text:p>167.4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69312" calcext:value-type="float">
            <text:p>167.4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63216" calcext:value-type="float">
            <text:p>167.4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5712" calcext:value-type="float">
            <text:p>167.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23592" calcext:value-type="float">
            <text:p>167.4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23592" calcext:value-type="float">
            <text:p>167.4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20544" calcext:value-type="float">
            <text:p>167.4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35784" calcext:value-type="float">
            <text:p>167.4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69312" calcext:value-type="float">
            <text:p>167.4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0648" calcext:value-type="float">
            <text:p>167.4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0648" calcext:value-type="float">
            <text:p>167.4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0648" calcext:value-type="float">
            <text:p>167.4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7236" calcext:value-type="float">
            <text:p>167.4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66264" calcext:value-type="float">
            <text:p>167.4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76" calcext:value-type="float">
            <text:p>167.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8936" calcext:value-type="float">
            <text:p>167.5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30272" calcext:value-type="float">
            <text:p>167.5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24176" calcext:value-type="float">
            <text:p>167.5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11984" calcext:value-type="float">
            <text:p>167.5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5888" calcext:value-type="float">
            <text:p>167.5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51608" calcext:value-type="float">
            <text:p>167.5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45512" calcext:value-type="float">
            <text:p>167.5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69896" calcext:value-type="float">
            <text:p>167.5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85136" calcext:value-type="float">
            <text:p>167.5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82088" calcext:value-type="float">
            <text:p>167.5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2944" calcext:value-type="float">
            <text:p>167.5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4856" calcext:value-type="float">
            <text:p>167.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45512" calcext:value-type="float">
            <text:p>167.5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638" calcext:value-type="float">
            <text:p>167.5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42464" calcext:value-type="float">
            <text:p>167.5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8936" calcext:value-type="float">
            <text:p>167.5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6744" calcext:value-type="float">
            <text:p>167.4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3696" calcext:value-type="float">
            <text:p>167.4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6744" calcext:value-type="float">
            <text:p>167.4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8936" calcext:value-type="float">
            <text:p>167.5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3696" calcext:value-type="float">
            <text:p>167.4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0648" calcext:value-type="float">
            <text:p>167.4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8936" calcext:value-type="float">
            <text:p>167.5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39416" calcext:value-type="float">
            <text:p>167.5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8936" calcext:value-type="float">
            <text:p>167.5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6744" calcext:value-type="float">
            <text:p>167.4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42464" calcext:value-type="float">
            <text:p>167.5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39416" calcext:value-type="float">
            <text:p>167.5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69896" calcext:value-type="float">
            <text:p>167.5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24176" calcext:value-type="float">
            <text:p>167.5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30272" calcext:value-type="float">
            <text:p>167.5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284" calcext:value-type="float">
            <text:p>167.5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3696" calcext:value-type="float">
            <text:p>167.4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5888" calcext:value-type="float">
            <text:p>167.5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85136" calcext:value-type="float">
            <text:p>167.5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5992" calcext:value-type="float">
            <text:p>167.5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904" calcext:value-type="float">
            <text:p>167.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0952" calcext:value-type="float">
            <text:p>167.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52192" calcext:value-type="float">
            <text:p>167.6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6576" calcext:value-type="float">
            <text:p>167.6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3528" calcext:value-type="float">
            <text:p>167.6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3528" calcext:value-type="float">
            <text:p>167.6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048" calcext:value-type="float">
            <text:p>167.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07056" calcext:value-type="float">
            <text:p>167.7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5344" calcext:value-type="float">
            <text:p>167.7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80208" calcext:value-type="float">
            <text:p>167.7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6096" calcext:value-type="float">
            <text:p>167.6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36952" calcext:value-type="float">
            <text:p>167.6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33904" calcext:value-type="float">
            <text:p>167.6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06472" calcext:value-type="float">
            <text:p>167.6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42464" calcext:value-type="float">
            <text:p>167.5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27224" calcext:value-type="float">
            <text:p>167.5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57704" calcext:value-type="float">
            <text:p>167.5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39416" calcext:value-type="float">
            <text:p>167.5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3332" calcext:value-type="float">
            <text:p>167.5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2944" calcext:value-type="float">
            <text:p>167.5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00376" calcext:value-type="float">
            <text:p>167.6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8936" calcext:value-type="float">
            <text:p>167.5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9792" calcext:value-type="float">
            <text:p>167.4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21128" calcext:value-type="float">
            <text:p>167.5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6744" calcext:value-type="float">
            <text:p>167.4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78456" calcext:value-type="float">
            <text:p>167.4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54656" calcext:value-type="float">
            <text:p>167.5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2944" calcext:value-type="float">
            <text:p>167.5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284" calcext:value-type="float">
            <text:p>167.5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21128" calcext:value-type="float">
            <text:p>167.5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24176" calcext:value-type="float">
            <text:p>167.5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42464" calcext:value-type="float">
            <text:p>167.5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91232" calcext:value-type="float">
            <text:p>167.5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15616" calcext:value-type="float">
            <text:p>167.6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12568" calcext:value-type="float">
            <text:p>167.6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904" calcext:value-type="float">
            <text:p>167.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27224" calcext:value-type="float">
            <text:p>167.5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36368" calcext:value-type="float">
            <text:p>167.5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39416" calcext:value-type="float">
            <text:p>167.5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0648" calcext:value-type="float">
            <text:p>167.4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45512" calcext:value-type="float">
            <text:p>167.5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42464" calcext:value-type="float">
            <text:p>167.5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66264" calcext:value-type="float">
            <text:p>167.4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1504" calcext:value-type="float">
            <text:p>167.4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284" calcext:value-type="float">
            <text:p>167.5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0648" calcext:value-type="float">
            <text:p>167.4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54072" calcext:value-type="float">
            <text:p>167.4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66264" calcext:value-type="float">
            <text:p>167.4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69312" calcext:value-type="float">
            <text:p>167.4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7236" calcext:value-type="float">
            <text:p>167.4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1504" calcext:value-type="float">
            <text:p>167.4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1504" calcext:value-type="float">
            <text:p>167.4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1504" calcext:value-type="float">
            <text:p>167.4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90648" calcext:value-type="float">
            <text:p>167.4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66264" calcext:value-type="float">
            <text:p>167.4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63216" calcext:value-type="float">
            <text:p>167.4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7236" calcext:value-type="float">
            <text:p>167.4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30272" calcext:value-type="float">
            <text:p>167.5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60752" calcext:value-type="float">
            <text:p>167.5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66848" calcext:value-type="float">
            <text:p>167.5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638" calcext:value-type="float">
            <text:p>167.5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82088" calcext:value-type="float">
            <text:p>167.5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85136" calcext:value-type="float">
            <text:p>167.5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5992" calcext:value-type="float">
            <text:p>167.5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27808" calcext:value-type="float">
            <text:p>167.6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21712" calcext:value-type="float">
            <text:p>167.6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85136" calcext:value-type="float">
            <text:p>167.5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8936" calcext:value-type="float">
            <text:p>167.5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08936" calcext:value-type="float">
            <text:p>167.5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07056" calcext:value-type="float">
            <text:p>167.7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0104" calcext:value-type="float">
            <text:p>167.7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2296" calcext:value-type="float">
            <text:p>167.7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0104" calcext:value-type="float">
            <text:p>167.7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3152" calcext:value-type="float">
            <text:p>167.7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5344" calcext:value-type="float">
            <text:p>167.7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2296" calcext:value-type="float">
            <text:p>167.7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8392" calcext:value-type="float">
            <text:p>167.7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74112" calcext:value-type="float">
            <text:p>167.7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7716" calcext:value-type="float">
            <text:p>167.7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58872" calcext:value-type="float">
            <text:p>167.7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9248" calcext:value-type="float">
            <text:p>167.7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5344" calcext:value-type="float">
            <text:p>167.7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16784" calcext:value-type="float">
            <text:p>167.8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16784" calcext:value-type="float">
            <text:p>167.8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336" calcext:value-type="float">
            <text:p>167.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04592" calcext:value-type="float">
            <text:p>167.8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924" calcext:value-type="float">
            <text:p>167.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4696" calcext:value-type="float">
            <text:p>167.8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7744" calcext:value-type="float">
            <text:p>167.8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96032" calcext:value-type="float">
            <text:p>167.8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1432" calcext:value-type="float">
            <text:p>167.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53944" calcext:value-type="float">
            <text:p>167.9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69184" calcext:value-type="float">
            <text:p>167.9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84424" calcext:value-type="float">
            <text:p>167.9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6616" calcext:value-type="float">
            <text:p>167.9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69184" calcext:value-type="float">
            <text:p>167.9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81376" calcext:value-type="float">
            <text:p>167.9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6004" calcext:value-type="float">
            <text:p>167.9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0576" calcext:value-type="float">
            <text:p>168.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17952" calcext:value-type="float">
            <text:p>168.0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45384" calcext:value-type="float">
            <text:p>168.0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69768" calcext:value-type="float">
            <text:p>168.0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09392" calcext:value-type="float">
            <text:p>168.1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4292" calcext:value-type="float">
            <text:p>168.1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0388" calcext:value-type="float">
            <text:p>168.2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28264" calcext:value-type="float">
            <text:p>168.2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13024" calcext:value-type="float">
            <text:p>168.2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0456" calcext:value-type="float">
            <text:p>168.2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4104" calcext:value-type="float">
            <text:p>168.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66008" calcext:value-type="float">
            <text:p>168.4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28136" calcext:value-type="float">
            <text:p>168.7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46424" calcext:value-type="float">
            <text:p>168.7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47592" calcext:value-type="float">
            <text:p>168.9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43248" calcext:value-type="float">
            <text:p>169.2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0972" calcext:value-type="float">
            <text:p>169.2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99408" calcext:value-type="float">
            <text:p>168.9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8112" calcext:value-type="float">
            <text:p>168.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51352" calcext:value-type="float">
            <text:p>168.5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3568" calcext:value-type="float">
            <text:p>167.9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668" calcext:value-type="float">
            <text:p>167.7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048" calcext:value-type="float">
            <text:p>167.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048" calcext:value-type="float">
            <text:p>167.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9248" calcext:value-type="float">
            <text:p>167.7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668" calcext:value-type="float">
            <text:p>167.7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74112" calcext:value-type="float">
            <text:p>167.7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9728" calcext:value-type="float">
            <text:p>167.7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97912" calcext:value-type="float">
            <text:p>167.6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6576" calcext:value-type="float">
            <text:p>167.6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25344" calcext:value-type="float">
            <text:p>167.7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144" calcext:value-type="float">
            <text:p>167.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55824" calcext:value-type="float">
            <text:p>167.7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86304" calcext:value-type="float">
            <text:p>167.7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83256" calcext:value-type="float">
            <text:p>167.7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01544" calcext:value-type="float">
            <text:p>167.8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1648" calcext:value-type="float">
            <text:p>167.8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20416" calcext:value-type="float">
            <text:p>167.9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53944" calcext:value-type="float">
            <text:p>167.9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48432" calcext:value-type="float">
            <text:p>168.0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24632" calcext:value-type="float">
            <text:p>168.1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25216" calcext:value-type="float">
            <text:p>168.2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44672" calcext:value-type="float">
            <text:p>168.4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15944" calcext:value-type="float">
            <text:p>168.7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89096" calcext:value-type="float">
            <text:p>168.7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1536" calcext:value-type="float">
            <text:p>168.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6484" calcext:value-type="float">
            <text:p>168.2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17368" calcext:value-type="float">
            <text:p>167.9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92984" calcext:value-type="float">
            <text:p>167.8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336" calcext:value-type="float">
            <text:p>167.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336" calcext:value-type="float">
            <text:p>167.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92984" calcext:value-type="float">
            <text:p>167.8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32608" calcext:value-type="float">
            <text:p>167.9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6004" calcext:value-type="float">
            <text:p>167.9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19832" calcext:value-type="float">
            <text:p>167.8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16784" calcext:value-type="float">
            <text:p>167.8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0312" calcext:value-type="float">
            <text:p>167.8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6888" calcext:value-type="float">
            <text:p>167.8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11856" calcext:value-type="float">
            <text:p>168.0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50312" calcext:value-type="float">
            <text:p>167.8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06472" calcext:value-type="float">
            <text:p>167.6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14448" calcext:value-type="float">
            <text:p>167.4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25472" calcext:value-type="float">
            <text:p>167.2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6088" calcext:value-type="float">
            <text:p>167.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66392" calcext:value-type="float">
            <text:p>166.9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68856" calcext:value-type="float">
            <text:p>166.8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89608" calcext:value-type="float">
            <text:p>166.7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5608" calcext:value-type="float">
            <text:p>166.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5608" calcext:value-type="float">
            <text:p>166.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9984" calcext:value-type="float">
            <text:p>166.7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3888" calcext:value-type="float">
            <text:p>166.7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4744" calcext:value-type="float">
            <text:p>166.7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1696" calcext:value-type="float">
            <text:p>166.7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4744" calcext:value-type="float">
            <text:p>166.7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9504" calcext:value-type="float">
            <text:p>166.7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2552" calcext:value-type="float">
            <text:p>166.7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9504" calcext:value-type="float">
            <text:p>166.7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036" calcext:value-type="float">
            <text:p>166.7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3408" calcext:value-type="float">
            <text:p>166.7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9504" calcext:value-type="float">
            <text:p>166.7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3408" calcext:value-type="float">
            <text:p>166.7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9504" calcext:value-type="float">
            <text:p>166.7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9504" calcext:value-type="float">
            <text:p>166.7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6456" calcext:value-type="float">
            <text:p>166.7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6456" calcext:value-type="float">
            <text:p>166.7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3408" calcext:value-type="float">
            <text:p>166.7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3408" calcext:value-type="float">
            <text:p>166.7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3408" calcext:value-type="float">
            <text:p>166.7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3408" calcext:value-type="float">
            <text:p>166.7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07312" calcext:value-type="float">
            <text:p>166.7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98168" calcext:value-type="float">
            <text:p>166.6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5976" calcext:value-type="float">
            <text:p>166.6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76832" calcext:value-type="float">
            <text:p>166.6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58544" calcext:value-type="float">
            <text:p>166.6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52448" calcext:value-type="float">
            <text:p>166.6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40256" calcext:value-type="float">
            <text:p>166.6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40256" calcext:value-type="float">
            <text:p>166.6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58544" calcext:value-type="float">
            <text:p>166.6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1592" calcext:value-type="float">
            <text:p>166.6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7688" calcext:value-type="float">
            <text:p>166.6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464" calcext:value-type="float">
            <text:p>166.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58544" calcext:value-type="float">
            <text:p>166.6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1592" calcext:value-type="float">
            <text:p>166.6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1592" calcext:value-type="float">
            <text:p>166.6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494" calcext:value-type="float">
            <text:p>166.6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37208" calcext:value-type="float">
            <text:p>166.6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37208" calcext:value-type="float">
            <text:p>166.6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37208" calcext:value-type="float">
            <text:p>166.6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28064" calcext:value-type="float">
            <text:p>166.6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28064" calcext:value-type="float">
            <text:p>166.6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1892" calcext:value-type="float">
            <text:p>166.6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1892" calcext:value-type="float">
            <text:p>166.6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1892" calcext:value-type="float">
            <text:p>166.6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09776" calcext:value-type="float">
            <text:p>166.6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8844" calcext:value-type="float">
            <text:p>166.5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732" calcext:value-type="float">
            <text:p>166.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64056" calcext:value-type="float">
            <text:p>166.5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54912" calcext:value-type="float">
            <text:p>166.5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48816" calcext:value-type="float">
            <text:p>166.5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30528" calcext:value-type="float">
            <text:p>166.5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21384" calcext:value-type="float">
            <text:p>166.5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00048" calcext:value-type="float">
            <text:p>166.5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87856" calcext:value-type="float">
            <text:p>166.4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72616" calcext:value-type="float">
            <text:p>166.4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6652" calcext:value-type="float">
            <text:p>166.4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45184" calcext:value-type="float">
            <text:p>166.4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45184" calcext:value-type="float">
            <text:p>166.4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45184" calcext:value-type="float">
            <text:p>166.4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208" calcext:value-type="float">
            <text:p>166.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87272" calcext:value-type="float">
            <text:p>166.3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62888" calcext:value-type="float">
            <text:p>166.3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5984" calcext:value-type="float">
            <text:p>166.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5984" calcext:value-type="float">
            <text:p>166.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38504" calcext:value-type="float">
            <text:p>166.3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2936" calcext:value-type="float">
            <text:p>166.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23264" calcext:value-type="float">
            <text:p>166.3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20216" calcext:value-type="float">
            <text:p>166.3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5832" calcext:value-type="float">
            <text:p>166.2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364" calcext:value-type="float">
            <text:p>166.2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77544" calcext:value-type="float">
            <text:p>166.2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74496" calcext:value-type="float">
            <text:p>166.2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364" calcext:value-type="float">
            <text:p>166.2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364" calcext:value-type="float">
            <text:p>166.2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6688" calcext:value-type="float">
            <text:p>166.2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2784" calcext:value-type="float">
            <text:p>166.2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2784" calcext:value-type="float">
            <text:p>166.2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364" calcext:value-type="float">
            <text:p>166.2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364" calcext:value-type="float">
            <text:p>166.2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888" calcext:value-type="float">
            <text:p>166.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888" calcext:value-type="float">
            <text:p>166.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5832" calcext:value-type="float">
            <text:p>166.2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9736" calcext:value-type="float">
            <text:p>166.2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74496" calcext:value-type="float">
            <text:p>166.2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684" calcext:value-type="float">
            <text:p>166.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684" calcext:value-type="float">
            <text:p>166.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9736" calcext:value-type="float">
            <text:p>166.2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74496" calcext:value-type="float">
            <text:p>166.2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71448" calcext:value-type="float">
            <text:p>166.2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684" calcext:value-type="float">
            <text:p>166.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684" calcext:value-type="float">
            <text:p>166.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47064" calcext:value-type="float">
            <text:p>166.2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34872" calcext:value-type="float">
            <text:p>166.2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59256" calcext:value-type="float">
            <text:p>166.2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684" calcext:value-type="float">
            <text:p>166.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47064" calcext:value-type="float">
            <text:p>166.2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34872" calcext:value-type="float">
            <text:p>166.2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34872" calcext:value-type="float">
            <text:p>166.2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34872" calcext:value-type="float">
            <text:p>166.2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3792" calcext:value-type="float">
            <text:p>166.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40968" calcext:value-type="float">
            <text:p>166.2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83056" calcext:value-type="float">
            <text:p>166.1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80008" calcext:value-type="float">
            <text:p>166.1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70864" calcext:value-type="float">
            <text:p>166.1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70864" calcext:value-type="float">
            <text:p>166.1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6172" calcext:value-type="float">
            <text:p>166.1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58672" calcext:value-type="float">
            <text:p>166.1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64768" calcext:value-type="float">
            <text:p>166.1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70864" calcext:value-type="float">
            <text:p>166.1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67816" calcext:value-type="float">
            <text:p>166.1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52576" calcext:value-type="float">
            <text:p>166.1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91616" calcext:value-type="float">
            <text:p>166.0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2472" calcext:value-type="float">
            <text:p>166.0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97712" calcext:value-type="float">
            <text:p>166.0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09904" calcext:value-type="float">
            <text:p>166.1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09904" calcext:value-type="float">
            <text:p>166.1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09904" calcext:value-type="float">
            <text:p>166.1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09904" calcext:value-type="float">
            <text:p>166.1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8568" calcext:value-type="float">
            <text:p>166.0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2472" calcext:value-type="float">
            <text:p>166.0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2472" calcext:value-type="float">
            <text:p>166.0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2472" calcext:value-type="float">
            <text:p>166.0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79424" calcext:value-type="float">
            <text:p>166.0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64184" calcext:value-type="float">
            <text:p>166.0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33704" calcext:value-type="float">
            <text:p>166.0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33704" calcext:value-type="float">
            <text:p>166.0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48944" calcext:value-type="float">
            <text:p>166.0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79424" calcext:value-type="float">
            <text:p>166.0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03808" calcext:value-type="float">
            <text:p>166.1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37336" calcext:value-type="float">
            <text:p>166.1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4648" calcext:value-type="float">
            <text:p>166.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09904" calcext:value-type="float">
            <text:p>166.1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91616" calcext:value-type="float">
            <text:p>166.0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91616" calcext:value-type="float">
            <text:p>166.0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8568" calcext:value-type="float">
            <text:p>166.0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7028" calcext:value-type="float">
            <text:p>166.0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7028" calcext:value-type="float">
            <text:p>166.0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37336" calcext:value-type="float">
            <text:p>166.1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64768" calcext:value-type="float">
            <text:p>166.1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64768" calcext:value-type="float">
            <text:p>166.1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83056" calcext:value-type="float">
            <text:p>166.1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80008" calcext:value-type="float">
            <text:p>166.1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80008" calcext:value-type="float">
            <text:p>166.1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80008" calcext:value-type="float">
            <text:p>166.1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04392" calcext:value-type="float">
            <text:p>166.2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16584" calcext:value-type="float">
            <text:p>166.2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3792" calcext:value-type="float">
            <text:p>166.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44016" calcext:value-type="float">
            <text:p>166.2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65352" calcext:value-type="float">
            <text:p>166.2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3792" calcext:value-type="float">
            <text:p>166.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98296" calcext:value-type="float">
            <text:p>166.1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95248" calcext:value-type="float">
            <text:p>166.1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49528" calcext:value-type="float">
            <text:p>166.1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4648" calcext:value-type="float">
            <text:p>166.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4648" calcext:value-type="float">
            <text:p>166.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0592" calcext:value-type="float">
            <text:p>166.2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77544" calcext:value-type="float">
            <text:p>166.2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77544" calcext:value-type="float">
            <text:p>166.2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2784" calcext:value-type="float">
            <text:p>166.2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5832" calcext:value-type="float">
            <text:p>166.2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2784" calcext:value-type="float">
            <text:p>166.2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9736" calcext:value-type="float">
            <text:p>166.2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9736" calcext:value-type="float">
            <text:p>166.2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9736" calcext:value-type="float">
            <text:p>166.2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35456" calcext:value-type="float">
            <text:p>166.3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508" calcext:value-type="float">
            <text:p>166.3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2032" calcext:value-type="float">
            <text:p>166.3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84224" calcext:value-type="float">
            <text:p>166.3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0556" calcext:value-type="float">
            <text:p>166.4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87272" calcext:value-type="float">
            <text:p>166.3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3368" calcext:value-type="float">
            <text:p>166.3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8128" calcext:value-type="float">
            <text:p>166.3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508" calcext:value-type="float">
            <text:p>166.3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47648" calcext:value-type="float">
            <text:p>166.3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47648" calcext:value-type="float">
            <text:p>166.3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87272" calcext:value-type="float">
            <text:p>166.3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11656" calcext:value-type="float">
            <text:p>166.4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14704" calcext:value-type="float">
            <text:p>166.4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50696" calcext:value-type="float">
            <text:p>166.3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38504" calcext:value-type="float">
            <text:p>166.3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35456" calcext:value-type="float">
            <text:p>166.3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41552" calcext:value-type="float">
            <text:p>166.3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81176" calcext:value-type="float">
            <text:p>166.3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8128" calcext:value-type="float">
            <text:p>166.3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3368" calcext:value-type="float">
            <text:p>166.3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9464" calcext:value-type="float">
            <text:p>166.3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6416" calcext:value-type="float">
            <text:p>166.3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446" calcext:value-type="float">
            <text:p>166.3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32408" calcext:value-type="float">
            <text:p>166.3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81176" calcext:value-type="float">
            <text:p>166.3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02512" calcext:value-type="float">
            <text:p>166.4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11656" calcext:value-type="float">
            <text:p>166.4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604" calcext:value-type="float">
            <text:p>166.4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2992" calcext:value-type="float">
            <text:p>166.4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9464" calcext:value-type="float">
            <text:p>166.3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53744" calcext:value-type="float">
            <text:p>166.3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65936" calcext:value-type="float">
            <text:p>166.3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45184" calcext:value-type="float">
            <text:p>166.4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9088" calcext:value-type="float">
            <text:p>166.4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45184" calcext:value-type="float">
            <text:p>166.4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84808" calcext:value-type="float">
            <text:p>166.4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09192" calcext:value-type="float">
            <text:p>166.5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60424" calcext:value-type="float">
            <text:p>166.4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9088" calcext:value-type="float">
            <text:p>166.4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42136" calcext:value-type="float">
            <text:p>166.4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0556" calcext:value-type="float">
            <text:p>166.4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02512" calcext:value-type="float">
            <text:p>166.4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02512" calcext:value-type="float">
            <text:p>166.4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2992" calcext:value-type="float">
            <text:p>166.4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75664" calcext:value-type="float">
            <text:p>166.4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5288" calcext:value-type="float">
            <text:p>166.5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60424" calcext:value-type="float">
            <text:p>166.4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032" calcext:value-type="float">
            <text:p>166.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8128" calcext:value-type="float">
            <text:p>166.3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84224" calcext:value-type="float">
            <text:p>166.3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508" calcext:value-type="float">
            <text:p>166.3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508" calcext:value-type="float">
            <text:p>166.3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8128" calcext:value-type="float">
            <text:p>166.3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032" calcext:value-type="float">
            <text:p>166.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11656" calcext:value-type="float">
            <text:p>166.4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9088" calcext:value-type="float">
            <text:p>166.4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62888" calcext:value-type="float">
            <text:p>166.3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62888" calcext:value-type="float">
            <text:p>166.3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508" calcext:value-type="float">
            <text:p>166.3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9464" calcext:value-type="float">
            <text:p>166.3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23848" calcext:value-type="float">
            <text:p>166.4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0556" calcext:value-type="float">
            <text:p>166.4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032" calcext:value-type="float">
            <text:p>166.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14704" calcext:value-type="float">
            <text:p>166.4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60424" calcext:value-type="float">
            <text:p>166.4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69568" calcext:value-type="float">
            <text:p>166.4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78712" calcext:value-type="float">
            <text:p>166.4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48232" calcext:value-type="float">
            <text:p>166.4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45184" calcext:value-type="float">
            <text:p>166.4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8176" calcext:value-type="float">
            <text:p>166.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224" calcext:value-type="float">
            <text:p>166.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224" calcext:value-type="float">
            <text:p>166.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09192" calcext:value-type="float">
            <text:p>166.5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224" calcext:value-type="float">
            <text:p>166.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224" calcext:value-type="float">
            <text:p>166.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5288" calcext:value-type="float">
            <text:p>166.5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2748" calcext:value-type="float">
            <text:p>166.5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2748" calcext:value-type="float">
            <text:p>166.5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70152" calcext:value-type="float">
            <text:p>166.5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39672" calcext:value-type="float">
            <text:p>166.5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8336" calcext:value-type="float">
            <text:p>166.5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24432" calcext:value-type="float">
            <text:p>166.5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54912" calcext:value-type="float">
            <text:p>166.5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00632" calcext:value-type="float">
            <text:p>166.6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464" calcext:value-type="float">
            <text:p>166.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70736" calcext:value-type="float">
            <text:p>166.6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5976" calcext:value-type="float">
            <text:p>166.6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9512" calcext:value-type="float">
            <text:p>166.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5976" calcext:value-type="float">
            <text:p>166.6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5976" calcext:value-type="float">
            <text:p>166.6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98168" calcext:value-type="float">
            <text:p>166.6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07312" calcext:value-type="float">
            <text:p>166.7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07312" calcext:value-type="float">
            <text:p>166.7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8648" calcext:value-type="float">
            <text:p>166.7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89608" calcext:value-type="float">
            <text:p>166.7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07896" calcext:value-type="float">
            <text:p>166.8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7792" calcext:value-type="float">
            <text:p>166.7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2552" calcext:value-type="float">
            <text:p>166.7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3888" calcext:value-type="float">
            <text:p>166.7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65224" calcext:value-type="float">
            <text:p>166.7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9984" calcext:value-type="float">
            <text:p>166.7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4744" calcext:value-type="float">
            <text:p>166.7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04264" calcext:value-type="float">
            <text:p>166.7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25016" calcext:value-type="float">
            <text:p>166.6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15872" calcext:value-type="float">
            <text:p>166.6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70736" calcext:value-type="float">
            <text:p>166.6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9024" calcext:value-type="float">
            <text:p>166.6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37208" calcext:value-type="float">
            <text:p>166.6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8648" calcext:value-type="float">
            <text:p>166.7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98168" calcext:value-type="float">
            <text:p>166.6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5976" calcext:value-type="float">
            <text:p>166.6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1696" calcext:value-type="float">
            <text:p>166.7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3888" calcext:value-type="float">
            <text:p>166.7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6936" calcext:value-type="float">
            <text:p>166.7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7792" calcext:value-type="float">
            <text:p>166.7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8648" calcext:value-type="float">
            <text:p>166.7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1696" calcext:value-type="float">
            <text:p>166.7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65224" calcext:value-type="float">
            <text:p>166.7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6936" calcext:value-type="float">
            <text:p>166.7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084" calcext:value-type="float">
            <text:p>166.7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084" calcext:value-type="float">
            <text:p>166.7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084" calcext:value-type="float">
            <text:p>166.7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3408" calcext:value-type="float">
            <text:p>166.7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8656" calcext:value-type="float">
            <text:p>166.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6184" calcext:value-type="float">
            <text:p>166.8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38376" calcext:value-type="float">
            <text:p>166.8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41424" calcext:value-type="float">
            <text:p>166.8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41424" calcext:value-type="float">
            <text:p>166.8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3136" calcext:value-type="float">
            <text:p>166.8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018" calcext:value-type="float">
            <text:p>166.8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9232" calcext:value-type="float">
            <text:p>166.8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3136" calcext:value-type="float">
            <text:p>166.8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35328" calcext:value-type="float">
            <text:p>166.8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3136" calcext:value-type="float">
            <text:p>166.8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04848" calcext:value-type="float">
            <text:p>166.8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1704" calcext:value-type="float">
            <text:p>166.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9232" calcext:value-type="float">
            <text:p>166.8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7792" calcext:value-type="float">
            <text:p>166.7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4744" calcext:value-type="float">
            <text:p>166.7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89608" calcext:value-type="float">
            <text:p>166.7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1704" calcext:value-type="float">
            <text:p>166.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83512" calcext:value-type="float">
            <text:p>166.7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7792" calcext:value-type="float">
            <text:p>166.7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56" calcext:value-type="float">
            <text:p>166.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2552" calcext:value-type="float">
            <text:p>166.7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07312" calcext:value-type="float">
            <text:p>166.7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92072" calcext:value-type="float">
            <text:p>166.6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83512" calcext:value-type="float">
            <text:p>166.7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10944" calcext:value-type="float">
            <text:p>166.8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4752" calcext:value-type="float">
            <text:p>166.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1704" calcext:value-type="float">
            <text:p>166.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018" calcext:value-type="float">
            <text:p>166.8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0088" calcext:value-type="float">
            <text:p>166.8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10944" calcext:value-type="float">
            <text:p>166.8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3228" calcext:value-type="float">
            <text:p>166.8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98752" calcext:value-type="float">
            <text:p>166.7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59128" calcext:value-type="float">
            <text:p>166.7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7132" calcext:value-type="float">
            <text:p>166.7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9232" calcext:value-type="float">
            <text:p>166.8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0088" calcext:value-type="float">
            <text:p>166.8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9232" calcext:value-type="float">
            <text:p>166.8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74952" calcext:value-type="float">
            <text:p>166.8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81048" calcext:value-type="float">
            <text:p>166.8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29816" calcext:value-type="float">
            <text:p>166.9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02384" calcext:value-type="float">
            <text:p>166.9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96288" calcext:value-type="float">
            <text:p>166.8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99336" calcext:value-type="float">
            <text:p>166.8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74952" calcext:value-type="float">
            <text:p>166.8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74952" calcext:value-type="float">
            <text:p>166.8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78" calcext:value-type="float">
            <text:p>166.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84096" calcext:value-type="float">
            <text:p>166.8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2372" calcext:value-type="float">
            <text:p>166.9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63344" calcext:value-type="float">
            <text:p>166.9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75536" calcext:value-type="float">
            <text:p>166.9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02968" calcext:value-type="float">
            <text:p>167.0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304" calcext:value-type="float">
            <text:p>167.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33448" calcext:value-type="float">
            <text:p>167.0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4564" calcext:value-type="float">
            <text:p>167.0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21256" calcext:value-type="float">
            <text:p>167.0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09064" calcext:value-type="float">
            <text:p>167.0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09064" calcext:value-type="float">
            <text:p>167.0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304" calcext:value-type="float">
            <text:p>167.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304" calcext:value-type="float">
            <text:p>167.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15744" calcext:value-type="float">
            <text:p>167.1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2184" calcext:value-type="float">
            <text:p>167.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3708" calcext:value-type="float">
            <text:p>167.1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79168" calcext:value-type="float">
            <text:p>167.0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66392" calcext:value-type="float">
            <text:p>166.9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3228" calcext:value-type="float">
            <text:p>166.8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084" calcext:value-type="float">
            <text:p>166.7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1696" calcext:value-type="float">
            <text:p>166.7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9984" calcext:value-type="float">
            <text:p>166.7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77416" calcext:value-type="float">
            <text:p>166.7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6936" calcext:value-type="float">
            <text:p>166.7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6456" calcext:value-type="float">
            <text:p>166.7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25016" calcext:value-type="float">
            <text:p>166.6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06728" calcext:value-type="float">
            <text:p>166.6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06728" calcext:value-type="float">
            <text:p>166.6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21968" calcext:value-type="float">
            <text:p>166.6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31112" calcext:value-type="float">
            <text:p>166.6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70736" calcext:value-type="float">
            <text:p>166.6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2928" calcext:value-type="float">
            <text:p>166.6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464" calcext:value-type="float">
            <text:p>166.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1592" calcext:value-type="float">
            <text:p>166.6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58544" calcext:value-type="float">
            <text:p>166.6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2928" calcext:value-type="float">
            <text:p>166.6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19504" calcext:value-type="float">
            <text:p>166.7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34744" calcext:value-type="float">
            <text:p>166.7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46936" calcext:value-type="float">
            <text:p>166.7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7132" calcext:value-type="float">
            <text:p>166.7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80464" calcext:value-type="float">
            <text:p>166.7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0088" calcext:value-type="float">
            <text:p>166.8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59712" calcext:value-type="float">
            <text:p>166.8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81048" calcext:value-type="float">
            <text:p>166.8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78" calcext:value-type="float">
            <text:p>166.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90192" calcext:value-type="float">
            <text:p>166.8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51152" calcext:value-type="float">
            <text:p>166.9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02968" calcext:value-type="float">
            <text:p>167.0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4564" calcext:value-type="float">
            <text:p>167.0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09648" calcext:value-type="float">
            <text:p>167.1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10232" calcext:value-type="float">
            <text:p>167.2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47392" calcext:value-type="float">
            <text:p>167.3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904" calcext:value-type="float">
            <text:p>167.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02128" calcext:value-type="float">
            <text:p>167.9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144" calcext:value-type="float">
            <text:p>167.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4552" calcext:value-type="float">
            <text:p>167.4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95576" calcext:value-type="float">
            <text:p>167.2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71192" calcext:value-type="float">
            <text:p>167.2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79168" calcext:value-type="float">
            <text:p>167.0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15744" calcext:value-type="float">
            <text:p>167.1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54784" calcext:value-type="float">
            <text:p>167.0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8468" calcext:value-type="float">
            <text:p>166.9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93824" calcext:value-type="float">
            <text:p>166.9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70024" calcext:value-type="float">
            <text:p>167.0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07184" calcext:value-type="float">
            <text:p>167.2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16912" calcext:value-type="float">
            <text:p>167.3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3708" calcext:value-type="float">
            <text:p>167.1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82216" calcext:value-type="float">
            <text:p>167.0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79168" calcext:value-type="float">
            <text:p>167.0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304" calcext:value-type="float">
            <text:p>167.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35328" calcext:value-type="float">
            <text:p>166.8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24432" calcext:value-type="float">
            <text:p>166.5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2748" calcext:value-type="float">
            <text:p>166.5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51864" calcext:value-type="float">
            <text:p>166.5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1892" calcext:value-type="float">
            <text:p>166.6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604" calcext:value-type="float">
            <text:p>166.4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2992" calcext:value-type="float">
            <text:p>166.4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26896" calcext:value-type="float">
            <text:p>166.4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14704" calcext:value-type="float">
            <text:p>166.4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02512" calcext:value-type="float">
            <text:p>166.4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9464" calcext:value-type="float">
            <text:p>166.3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3368" calcext:value-type="float">
            <text:p>166.3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032" calcext:value-type="float">
            <text:p>166.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9464" calcext:value-type="float">
            <text:p>166.3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02512" calcext:value-type="float">
            <text:p>166.4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508" calcext:value-type="float">
            <text:p>166.3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5984" calcext:value-type="float">
            <text:p>166.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32408" calcext:value-type="float">
            <text:p>166.3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888" calcext:value-type="float">
            <text:p>166.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9736" calcext:value-type="float">
            <text:p>166.2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9736" calcext:value-type="float">
            <text:p>166.2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9736" calcext:value-type="float">
            <text:p>166.2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77544" calcext:value-type="float">
            <text:p>166.2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62304" calcext:value-type="float">
            <text:p>166.2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56208" calcext:value-type="float">
            <text:p>166.2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50112" calcext:value-type="float">
            <text:p>166.2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40968" calcext:value-type="float">
            <text:p>166.2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34872" calcext:value-type="float">
            <text:p>166.2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19632" calcext:value-type="float">
            <text:p>166.2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01344" calcext:value-type="float">
            <text:p>166.2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89152" calcext:value-type="float">
            <text:p>166.1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49528" calcext:value-type="float">
            <text:p>166.1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34288" calcext:value-type="float">
            <text:p>166.1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28192" calcext:value-type="float">
            <text:p>166.1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28192" calcext:value-type="float">
            <text:p>166.1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28192" calcext:value-type="float">
            <text:p>166.1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22096" calcext:value-type="float">
            <text:p>166.1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22096" calcext:value-type="float">
            <text:p>166.1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22096" calcext:value-type="float">
            <text:p>166.1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28192" calcext:value-type="float">
            <text:p>166.1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49528" calcext:value-type="float">
            <text:p>166.1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83056" calcext:value-type="float">
            <text:p>166.1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01344" calcext:value-type="float">
            <text:p>166.2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13536" calcext:value-type="float">
            <text:p>166.2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2268" calcext:value-type="float">
            <text:p>166.2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31824" calcext:value-type="float">
            <text:p>166.2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80592" calcext:value-type="float">
            <text:p>166.2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9464" calcext:value-type="float">
            <text:p>166.3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64056" calcext:value-type="float">
            <text:p>166.5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29816" calcext:value-type="float">
            <text:p>166.9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85976" calcext:value-type="float">
            <text:p>166.6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93368" calcext:value-type="float">
            <text:p>166.3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75792" calcext:value-type="float">
            <text:p>165.9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8424" calcext:value-type="float">
            <text:p>165.6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07568" calcext:value-type="float">
            <text:p>165.7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6336" calcext:value-type="float">
            <text:p>165.7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9116" calcext:value-type="float">
            <text:p>165.4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78968" calcext:value-type="float">
            <text:p>165.4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63728" calcext:value-type="float">
            <text:p>165.4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57632" calcext:value-type="float">
            <text:p>165.4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9344" calcext:value-type="float">
            <text:p>165.4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9344" calcext:value-type="float">
            <text:p>165.4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24104" calcext:value-type="float">
            <text:p>165.4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18008" calcext:value-type="float">
            <text:p>165.4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11912" calcext:value-type="float">
            <text:p>165.4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11912" calcext:value-type="float">
            <text:p>165.4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2768" calcext:value-type="float">
            <text:p>165.4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60096" calcext:value-type="float">
            <text:p>165.3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54" calcext:value-type="float">
            <text:p>165.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41808" calcext:value-type="float">
            <text:p>165.3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9616" calcext:value-type="float">
            <text:p>165.3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6568" calcext:value-type="float">
            <text:p>165.3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6568" calcext:value-type="float">
            <text:p>165.3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11328" calcext:value-type="float">
            <text:p>165.3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5232" calcext:value-type="float">
            <text:p>165.3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2184" calcext:value-type="float">
            <text:p>165.3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352" calcext:value-type="float">
            <text:p>165.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11328" calcext:value-type="float">
            <text:p>165.3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9136" calcext:value-type="float">
            <text:p>165.2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9136" calcext:value-type="float">
            <text:p>165.2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352" calcext:value-type="float">
            <text:p>165.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6568" calcext:value-type="float">
            <text:p>165.3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6568" calcext:value-type="float">
            <text:p>165.3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9616" calcext:value-type="float">
            <text:p>165.3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14376" calcext:value-type="float">
            <text:p>165.3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2184" calcext:value-type="float">
            <text:p>165.3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6088" calcext:value-type="float">
            <text:p>165.2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6088" calcext:value-type="float">
            <text:p>165.2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80848" calcext:value-type="float">
            <text:p>165.2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778" calcext:value-type="float">
            <text:p>165.2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89992" calcext:value-type="float">
            <text:p>165.2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304" calcext:value-type="float">
            <text:p>165.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2184" calcext:value-type="float">
            <text:p>165.3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5232" calcext:value-type="float">
            <text:p>165.3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5232" calcext:value-type="float">
            <text:p>165.3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5232" calcext:value-type="float">
            <text:p>165.3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5232" calcext:value-type="float">
            <text:p>165.3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11328" calcext:value-type="float">
            <text:p>165.3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0472" calcext:value-type="float">
            <text:p>165.3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3876" calcext:value-type="float">
            <text:p>165.3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41808" calcext:value-type="float">
            <text:p>165.3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3876" calcext:value-type="float">
            <text:p>165.3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3876" calcext:value-type="float">
            <text:p>165.3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3876" calcext:value-type="float">
            <text:p>165.3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60096" calcext:value-type="float">
            <text:p>165.3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2768" calcext:value-type="float">
            <text:p>165.4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972" calcext:value-type="float">
            <text:p>165.3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972" calcext:value-type="float">
            <text:p>165.3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972" calcext:value-type="float">
            <text:p>165.3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2768" calcext:value-type="float">
            <text:p>165.4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02" calcext:value-type="float">
            <text:p>165.4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48488" calcext:value-type="float">
            <text:p>165.4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51536" calcext:value-type="float">
            <text:p>165.4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57632" calcext:value-type="float">
            <text:p>165.4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57632" calcext:value-type="float">
            <text:p>165.4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7592" calcext:value-type="float">
            <text:p>165.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9116" calcext:value-type="float">
            <text:p>165.4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2164" calcext:value-type="float">
            <text:p>165.5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42976" calcext:value-type="float">
            <text:p>165.5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6736" calcext:value-type="float">
            <text:p>165.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79552" calcext:value-type="float">
            <text:p>165.5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25272" calcext:value-type="float">
            <text:p>165.6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00888" calcext:value-type="float">
            <text:p>165.6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1848" calcext:value-type="float">
            <text:p>165.6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0136" calcext:value-type="float">
            <text:p>165.6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6336" calcext:value-type="float">
            <text:p>165.7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9008" calcext:value-type="float">
            <text:p>165.7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66064" calcext:value-type="float">
            <text:p>165.8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7216" calcext:value-type="float">
            <text:p>165.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20928" calcext:value-type="float">
            <text:p>165.9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08736" calcext:value-type="float">
            <text:p>165.9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2432" calcext:value-type="float">
            <text:p>165.7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2704" calcext:value-type="float">
            <text:p>165.6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85648" calcext:value-type="float">
            <text:p>165.5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42392" calcext:value-type="float">
            <text:p>165.4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9136" calcext:value-type="float">
            <text:p>165.2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9136" calcext:value-type="float">
            <text:p>165.2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0472" calcext:value-type="float">
            <text:p>165.3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50952" calcext:value-type="float">
            <text:p>165.3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3624" calcext:value-type="float">
            <text:p>165.3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2768" calcext:value-type="float">
            <text:p>165.4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6672" calcext:value-type="float">
            <text:p>165.3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6672" calcext:value-type="float">
            <text:p>165.3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5816" calcext:value-type="float">
            <text:p>165.4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27152" calcext:value-type="float">
            <text:p>165.4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44856" calcext:value-type="float">
            <text:p>165.3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9616" calcext:value-type="float">
            <text:p>165.3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54" calcext:value-type="float">
            <text:p>165.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3624" calcext:value-type="float">
            <text:p>165.3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57632" calcext:value-type="float">
            <text:p>165.4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6672" calcext:value-type="float">
            <text:p>165.3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11912" calcext:value-type="float">
            <text:p>165.4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972" calcext:value-type="float">
            <text:p>165.3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57048" calcext:value-type="float">
            <text:p>165.3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14376" calcext:value-type="float">
            <text:p>165.3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2184" calcext:value-type="float">
            <text:p>165.3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89992" calcext:value-type="float">
            <text:p>165.2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89992" calcext:value-type="float">
            <text:p>165.2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99136" calcext:value-type="float">
            <text:p>165.2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32664" calcext:value-type="float">
            <text:p>165.3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3876" calcext:value-type="float">
            <text:p>165.3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81432" calcext:value-type="float">
            <text:p>165.3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42392" calcext:value-type="float">
            <text:p>165.4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1496" calcext:value-type="float">
            <text:p>165.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6672" calcext:value-type="float">
            <text:p>165.3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44856" calcext:value-type="float">
            <text:p>165.3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2768" calcext:value-type="float">
            <text:p>165.4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4544" calcext:value-type="float">
            <text:p>165.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2768" calcext:value-type="float">
            <text:p>165.4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32664" calcext:value-type="float">
            <text:p>165.3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32664" calcext:value-type="float">
            <text:p>165.3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2768" calcext:value-type="float">
            <text:p>165.4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3248" calcext:value-type="float">
            <text:p>165.4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6296" calcext:value-type="float">
            <text:p>165.4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3248" calcext:value-type="float">
            <text:p>165.4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3248" calcext:value-type="float">
            <text:p>165.4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1496" calcext:value-type="float">
            <text:p>165.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5816" calcext:value-type="float">
            <text:p>165.4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60096" calcext:value-type="float">
            <text:p>165.3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44856" calcext:value-type="float">
            <text:p>165.3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27152" calcext:value-type="float">
            <text:p>165.4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4544" calcext:value-type="float">
            <text:p>165.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24104" calcext:value-type="float">
            <text:p>165.4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27152" calcext:value-type="float">
            <text:p>165.4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064" calcext:value-type="float">
            <text:p>165.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03352" calcext:value-type="float">
            <text:p>165.5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21056" calcext:value-type="float">
            <text:p>165.4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5816" calcext:value-type="float">
            <text:p>165.4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08864" calcext:value-type="float">
            <text:p>165.4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63728" calcext:value-type="float">
            <text:p>165.4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2164" calcext:value-type="float">
            <text:p>165.5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61264" calcext:value-type="float">
            <text:p>165.5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03936" calcext:value-type="float">
            <text:p>165.6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9116" calcext:value-type="float">
            <text:p>165.4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82016" calcext:value-type="float">
            <text:p>165.4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88112" calcext:value-type="float">
            <text:p>165.4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2164" calcext:value-type="float">
            <text:p>165.5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03936" calcext:value-type="float">
            <text:p>165.6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4356" calcext:value-type="float">
            <text:p>165.6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22224" calcext:value-type="float">
            <text:p>165.6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16128" calcext:value-type="float">
            <text:p>165.6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22224" calcext:value-type="float">
            <text:p>165.6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06984" calcext:value-type="float">
            <text:p>165.6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03936" calcext:value-type="float">
            <text:p>165.6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55752" calcext:value-type="float">
            <text:p>165.6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80136" calcext:value-type="float">
            <text:p>165.6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3288" calcext:value-type="float">
            <text:p>165.7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8048" calcext:value-type="float">
            <text:p>165.7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024" calcext:value-type="float">
            <text:p>165.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62432" calcext:value-type="float">
            <text:p>165.7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6336" calcext:value-type="float">
            <text:p>165.7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976" calcext:value-type="float">
            <text:p>165.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976" calcext:value-type="float">
            <text:p>165.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4624" calcext:value-type="float">
            <text:p>165.7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072" calcext:value-type="float">
            <text:p>165.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59384" calcext:value-type="float">
            <text:p>165.7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9596" calcext:value-type="float">
            <text:p>165.7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3768" calcext:value-type="float">
            <text:p>165.7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4624" calcext:value-type="float">
            <text:p>165.7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38632" calcext:value-type="float">
            <text:p>165.8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08152" calcext:value-type="float">
            <text:p>165.8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3768" calcext:value-type="float">
            <text:p>165.7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9864" calcext:value-type="float">
            <text:p>165.7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112" calcext:value-type="float">
            <text:p>165.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23392" calcext:value-type="float">
            <text:p>165.8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99592" calcext:value-type="float">
            <text:p>165.8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23976" calcext:value-type="float">
            <text:p>165.9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5692" calcext:value-type="float">
            <text:p>165.8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50824" calcext:value-type="float">
            <text:p>165.8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81304" calcext:value-type="float">
            <text:p>165.8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27024" calcext:value-type="float">
            <text:p>165.9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60552" calcext:value-type="float">
            <text:p>165.9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51408" calcext:value-type="float">
            <text:p>165.9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4836" calcext:value-type="float">
            <text:p>165.9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81888" calcext:value-type="float">
            <text:p>165.9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54456" calcext:value-type="float">
            <text:p>165.9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36168" calcext:value-type="float">
            <text:p>165.9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23976" calcext:value-type="float">
            <text:p>165.9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66648" calcext:value-type="float">
            <text:p>165.9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636" calcext:value-type="float">
            <text:p>165.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69696" calcext:value-type="float">
            <text:p>165.9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57504" calcext:value-type="float">
            <text:p>165.9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57504" calcext:value-type="float">
            <text:p>165.9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81888" calcext:value-type="float">
            <text:p>165.9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87984" calcext:value-type="float">
            <text:p>165.9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87984" calcext:value-type="float">
            <text:p>165.9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48944" calcext:value-type="float">
            <text:p>166.0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73328" calcext:value-type="float">
            <text:p>166.0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57504" calcext:value-type="float">
            <text:p>165.9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87984" calcext:value-type="float">
            <text:p>165.9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64184" calcext:value-type="float">
            <text:p>166.0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5504" calcext:value-type="float">
            <text:p>166.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2472" calcext:value-type="float">
            <text:p>166.0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91616" calcext:value-type="float">
            <text:p>166.0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8568" calcext:value-type="float">
            <text:p>166.0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2472" calcext:value-type="float">
            <text:p>166.0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2472" calcext:value-type="float">
            <text:p>166.0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82472" calcext:value-type="float">
            <text:p>166.0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9048" calcext:value-type="float">
            <text:p>166.1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0744" calcext:value-type="float">
            <text:p>166.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04392" calcext:value-type="float">
            <text:p>166.2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19632" calcext:value-type="float">
            <text:p>166.2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47064" calcext:value-type="float">
            <text:p>166.2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684" calcext:value-type="float">
            <text:p>166.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65352" calcext:value-type="float">
            <text:p>166.2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65352" calcext:value-type="float">
            <text:p>166.2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5984" calcext:value-type="float">
            <text:p>166.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84224" calcext:value-type="float">
            <text:p>166.3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78128" calcext:value-type="float">
            <text:p>166.3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42136" calcext:value-type="float">
            <text:p>166.4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3604" calcext:value-type="float">
            <text:p>166.4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17752" calcext:value-type="float">
            <text:p>166.4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60424" calcext:value-type="float">
            <text:p>166.4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8336" calcext:value-type="float">
            <text:p>166.5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18336" calcext:value-type="float">
            <text:p>166.5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7688" calcext:value-type="float">
            <text:p>166.6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70736" calcext:value-type="float">
            <text:p>166.6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7988" calcext:value-type="float">
            <text:p>166.6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7132" calcext:value-type="float">
            <text:p>166.7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26184" calcext:value-type="float">
            <text:p>166.8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68856" calcext:value-type="float">
            <text:p>166.8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99336" calcext:value-type="float">
            <text:p>166.8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32864" calcext:value-type="float">
            <text:p>166.9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96872" calcext:value-type="float">
            <text:p>166.9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54784" calcext:value-type="float">
            <text:p>167.0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7612" calcext:value-type="float">
            <text:p>167.0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7612" calcext:value-type="float">
            <text:p>167.0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3708" calcext:value-type="float">
            <text:p>167.1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34616" calcext:value-type="float">
            <text:p>167.2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34616" calcext:value-type="float">
            <text:p>167.2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77288" calcext:value-type="float">
            <text:p>167.2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62632" calcext:value-type="float">
            <text:p>167.3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75408" calcext:value-type="float">
            <text:p>167.4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39416" calcext:value-type="float">
            <text:p>167.5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2944" calcext:value-type="float">
            <text:p>167.5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21712" calcext:value-type="float">
            <text:p>167.6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8572" calcext:value-type="float">
            <text:p>167.6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0764" calcext:value-type="float">
            <text:p>167.8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448" calcext:value-type="float">
            <text:p>167.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69768" calcext:value-type="float">
            <text:p>168.0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4292" calcext:value-type="float">
            <text:p>168.1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6552" calcext:value-type="float">
            <text:p>168.2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89808" calcext:value-type="float">
            <text:p>168.3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03168" calcext:value-type="float">
            <text:p>168.6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48888" calcext:value-type="float">
            <text:p>168.6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068" calcext:value-type="float">
            <text:p>168.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31768" calcext:value-type="float">
            <text:p>168.8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99408" calcext:value-type="float">
            <text:p>168.9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06088" calcext:value-type="float">
            <text:p>169.1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73728" calcext:value-type="float">
            <text:p>169.2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18152" calcext:value-type="float">
            <text:p>169.6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52848" calcext:value-type="float">
            <text:p>169.8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6504" calcext:value-type="float">
            <text:p>169.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77232" calcext:value-type="float">
            <text:p>169.8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68088" calcext:value-type="float">
            <text:p>169.8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28464" calcext:value-type="float">
            <text:p>169.8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6648" calcext:value-type="float">
            <text:p>169.7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6692" calcext:value-type="float">
            <text:p>169.6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32224" calcext:value-type="float">
            <text:p>169.4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878" calcext:value-type="float">
            <text:p>169.0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80536" calcext:value-type="float">
            <text:p>168.8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20744" calcext:value-type="float">
            <text:p>169.0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6232" calcext:value-type="float">
            <text:p>169.4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32224" calcext:value-type="float">
            <text:p>169.4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68216" calcext:value-type="float">
            <text:p>169.3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43248" calcext:value-type="float">
            <text:p>169.2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4876" calcext:value-type="float">
            <text:p>169.1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0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15232" calcext:value-type="float">
            <text:p>169.1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15232" calcext:value-type="float">
            <text:p>169.1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96944" calcext:value-type="float">
            <text:p>169.0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51224" calcext:value-type="float">
            <text:p>169.0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93312" calcext:value-type="float">
            <text:p>168.9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75024" calcext:value-type="float">
            <text:p>168.9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41496" calcext:value-type="float">
            <text:p>168.9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8968" calcext:value-type="float">
            <text:p>168.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04336" calcext:value-type="float">
            <text:p>168.8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6108" calcext:value-type="float">
            <text:p>168.6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4772" calcext:value-type="float">
            <text:p>168.4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64256" calcext:value-type="float">
            <text:p>168.1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668" calcext:value-type="float">
            <text:p>167.7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73656" calcext:value-type="float">
            <text:p>167.1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3896" calcext:value-type="float">
            <text:p>166.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1704" calcext:value-type="float">
            <text:p>166.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2552" calcext:value-type="float">
            <text:p>166.7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31112" calcext:value-type="float">
            <text:p>166.6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12824" calcext:value-type="float">
            <text:p>166.6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12824" calcext:value-type="float">
            <text:p>166.6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73784" calcext:value-type="float">
            <text:p>166.6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22552" calcext:value-type="float">
            <text:p>166.7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77416" calcext:value-type="float">
            <text:p>166.7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41424" calcext:value-type="float">
            <text:p>166.8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3896" calcext:value-type="float">
            <text:p>166.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93824" calcext:value-type="float">
            <text:p>166.9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97456" calcext:value-type="float">
            <text:p>167.0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65096" calcext:value-type="float">
            <text:p>167.2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24176" calcext:value-type="float">
            <text:p>167.5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77744" calcext:value-type="float">
            <text:p>167.8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63088" calcext:value-type="float">
            <text:p>167.9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686" calcext:value-type="float">
            <text:p>167.8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162" calcext:value-type="float">
            <text:p>167.7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1504" calcext:value-type="float">
            <text:p>167.4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85264" calcext:value-type="float">
            <text:p>167.0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84096" calcext:value-type="float">
            <text:p>166.8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96288" calcext:value-type="float">
            <text:p>166.8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11528" calcext:value-type="float">
            <text:p>166.9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32864" calcext:value-type="float">
            <text:p>166.9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78584" calcext:value-type="float">
            <text:p>166.9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27352" calcext:value-type="float">
            <text:p>167.0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85264" calcext:value-type="float">
            <text:p>167.0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2184" calcext:value-type="float">
            <text:p>167.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6756" calcext:value-type="float">
            <text:p>167.1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40712" calcext:value-type="float">
            <text:p>167.2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17496" calcext:value-type="float">
            <text:p>167.4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15032" calcext:value-type="float">
            <text:p>167.5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0952" calcext:value-type="float">
            <text:p>167.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6576" calcext:value-type="float">
            <text:p>167.6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8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71064" calcext:value-type="float">
            <text:p>167.7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8572" calcext:value-type="float">
            <text:p>167.6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5376" calcext:value-type="float">
            <text:p>165.6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92328" calcext:value-type="float">
            <text:p>165.6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1848" calcext:value-type="float">
            <text:p>165.6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52832" calcext:value-type="float">
            <text:p>165.1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7968" calcext:value-type="float">
            <text:p>165.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9576" calcext:value-type="float">
            <text:p>165.0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48616" calcext:value-type="float">
            <text:p>164.9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48616" calcext:value-type="float">
            <text:p>164.9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21184" calcext:value-type="float">
            <text:p>164.9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41936" calcext:value-type="float">
            <text:p>164.8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65736" calcext:value-type="float">
            <text:p>164.7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34672" calcext:value-type="float">
            <text:p>164.6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158" calcext:value-type="float">
            <text:p>164.5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69496" calcext:value-type="float">
            <text:p>164.3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32336" calcext:value-type="float">
            <text:p>164.2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5176" calcext:value-type="float">
            <text:p>164.0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6304" calcext:value-type="float">
            <text:p>163.9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8288" calcext:value-type="float">
            <text:p>163.8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284" calcext:value-type="float">
            <text:p>163.6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4344" calcext:value-type="float">
            <text:p>163.5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6808" calcext:value-type="float">
            <text:p>163.4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2048" calcext:value-type="float">
            <text:p>163.4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1192" calcext:value-type="float">
            <text:p>163.4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5952" calcext:value-type="float">
            <text:p>163.4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5848" calcext:value-type="float">
            <text:p>163.3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6808" calcext:value-type="float">
            <text:p>163.4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852" calcext:value-type="float">
            <text:p>163.4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9856" calcext:value-type="float">
            <text:p>163.4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5368" calcext:value-type="float">
            <text:p>163.3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6224" calcext:value-type="float">
            <text:p>163.3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6224" calcext:value-type="float">
            <text:p>163.3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3656" calcext:value-type="float">
            <text:p>163.3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8416" calcext:value-type="float">
            <text:p>163.3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9648" calcext:value-type="float">
            <text:p>163.2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99064" calcext:value-type="float">
            <text:p>163.1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0516" calcext:value-type="float">
            <text:p>163.2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04" calcext:value-type="float">
            <text:p>163.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75264" calcext:value-type="float">
            <text:p>163.2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78312" calcext:value-type="float">
            <text:p>163.2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78312" calcext:value-type="float">
            <text:p>163.2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8136" calcext:value-type="float">
            <text:p>163.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8792" calcext:value-type="float">
            <text:p>163.3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66" calcext:value-type="float">
            <text:p>163.2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80776" calcext:value-type="float">
            <text:p>163.1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1904" calcext:value-type="float">
            <text:p>163.0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2176" calcext:value-type="float">
            <text:p>162.9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2176" calcext:value-type="float">
            <text:p>162.9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656" calcext:value-type="float">
            <text:p>162.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64368" calcext:value-type="float">
            <text:p>162.9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0464" calcext:value-type="float">
            <text:p>162.9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00944" calcext:value-type="float">
            <text:p>163.0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6664" calcext:value-type="float">
            <text:p>163.0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7624" calcext:value-type="float">
            <text:p>163.1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4952" calcext:value-type="float">
            <text:p>163.0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4952" calcext:value-type="float">
            <text:p>163.0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8" calcext:value-type="float">
            <text:p>163.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1528" calcext:value-type="float">
            <text:p>163.1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95432" calcext:value-type="float">
            <text:p>163.0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9336" calcext:value-type="float">
            <text:p>163.0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01528" calcext:value-type="float">
            <text:p>163.1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8" calcext:value-type="float">
            <text:p>163.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1904" calcext:value-type="float">
            <text:p>163.0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6664" calcext:value-type="float">
            <text:p>163.0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5808" calcext:value-type="float">
            <text:p>163.0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34472" calcext:value-type="float">
            <text:p>163.0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97896" calcext:value-type="float">
            <text:p>162.9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03992" calcext:value-type="float">
            <text:p>163.0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2228" calcext:value-type="float">
            <text:p>163.0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2228" calcext:value-type="float">
            <text:p>163.0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31424" calcext:value-type="float">
            <text:p>163.0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68" calcext:value-type="float">
            <text:p>163.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19232" calcext:value-type="float">
            <text:p>163.0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2552" calcext:value-type="float">
            <text:p>162.9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2552" calcext:value-type="float">
            <text:p>162.9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3888" calcext:value-type="float">
            <text:p>162.9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608" calcext:value-type="float">
            <text:p>162.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4608" calcext:value-type="float">
            <text:p>162.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3888" calcext:value-type="float">
            <text:p>162.9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9504" calcext:value-type="float">
            <text:p>162.9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0736" calcext:value-type="float">
            <text:p>162.8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988" calcext:value-type="float">
            <text:p>162.8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7312" calcext:value-type="float">
            <text:p>162.8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7312" calcext:value-type="float">
            <text:p>162.8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036" calcext:value-type="float">
            <text:p>162.9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3408" calcext:value-type="float">
            <text:p>162.9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036" calcext:value-type="float">
            <text:p>162.9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2072" calcext:value-type="float">
            <text:p>162.8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27208" calcext:value-type="float">
            <text:p>162.8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0256" calcext:value-type="float">
            <text:p>162.8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7312" calcext:value-type="float">
            <text:p>162.8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1216" calcext:value-type="float">
            <text:p>162.8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9776" calcext:value-type="float">
            <text:p>162.7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0892" calcext:value-type="float">
            <text:p>162.8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6352" calcext:value-type="float">
            <text:p>162.8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02824" calcext:value-type="float">
            <text:p>162.8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02824" calcext:value-type="float">
            <text:p>162.8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6352" calcext:value-type="float">
            <text:p>162.8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0736" calcext:value-type="float">
            <text:p>162.8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5016" calcext:value-type="float">
            <text:p>162.8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5016" calcext:value-type="float">
            <text:p>162.8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3304" calcext:value-type="float">
            <text:p>162.8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464" calcext:value-type="float">
            <text:p>162.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5016" calcext:value-type="float">
            <text:p>162.8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2416" calcext:value-type="float">
            <text:p>162.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6352" calcext:value-type="float">
            <text:p>162.8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6352" calcext:value-type="float">
            <text:p>162.8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8064" calcext:value-type="float">
            <text:p>162.8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9296" calcext:value-type="float">
            <text:p>162.7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2344" calcext:value-type="float">
            <text:p>162.7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0256" calcext:value-type="float">
            <text:p>162.8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5016" calcext:value-type="float">
            <text:p>162.8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5016" calcext:value-type="float">
            <text:p>162.8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0632" calcext:value-type="float">
            <text:p>162.7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7584" calcext:value-type="float">
            <text:p>162.7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7104" calcext:value-type="float">
            <text:p>162.7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0224" calcext:value-type="float">
            <text:p>162.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0224" calcext:value-type="float">
            <text:p>162.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1008" calcext:value-type="float">
            <text:p>162.7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0892" calcext:value-type="float">
            <text:p>162.8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2344" calcext:value-type="float">
            <text:p>162.7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0048" calcext:value-type="float">
            <text:p>162.6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6144" calcext:value-type="float">
            <text:p>162.6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1384" calcext:value-type="float">
            <text:p>162.7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272" calcext:value-type="float">
            <text:p>162.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32" calcext:value-type="float">
            <text:p>162.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3096" calcext:value-type="float">
            <text:p>162.6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3096" calcext:value-type="float">
            <text:p>162.6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6624" calcext:value-type="float">
            <text:p>162.7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0152" calcext:value-type="float">
            <text:p>162.7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4536" calcext:value-type="float">
            <text:p>162.7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3304" calcext:value-type="float">
            <text:p>162.8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3304" calcext:value-type="float">
            <text:p>162.8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464" calcext:value-type="float">
            <text:p>162.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3784" calcext:value-type="float">
            <text:p>162.8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0892" calcext:value-type="float">
            <text:p>162.8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7584" calcext:value-type="float">
            <text:p>162.7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6728" calcext:value-type="float">
            <text:p>162.7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464" calcext:value-type="float">
            <text:p>162.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1592" calcext:value-type="float">
            <text:p>162.8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2072" calcext:value-type="float">
            <text:p>162.8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2072" calcext:value-type="float">
            <text:p>162.8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2072" calcext:value-type="float">
            <text:p>162.8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036" calcext:value-type="float">
            <text:p>162.9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6352" calcext:value-type="float">
            <text:p>162.8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6352" calcext:value-type="float">
            <text:p>162.8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6988" calcext:value-type="float">
            <text:p>162.8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084" calcext:value-type="float">
            <text:p>162.9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33888" calcext:value-type="float">
            <text:p>162.9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7688" calcext:value-type="float">
            <text:p>162.8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2448" calcext:value-type="float">
            <text:p>162.8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8544" calcext:value-type="float">
            <text:p>162.8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8168" calcext:value-type="float">
            <text:p>162.8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1216" calcext:value-type="float">
            <text:p>162.8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1592" calcext:value-type="float">
            <text:p>162.8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1592" calcext:value-type="float">
            <text:p>162.8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12552" calcext:value-type="float">
            <text:p>162.9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70464" calcext:value-type="float">
            <text:p>162.9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0704" calcext:value-type="float">
            <text:p>163.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46664" calcext:value-type="float">
            <text:p>163.0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8752" calcext:value-type="float">
            <text:p>162.9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8752" calcext:value-type="float">
            <text:p>162.9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28376" calcext:value-type="float">
            <text:p>163.0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97896" calcext:value-type="float">
            <text:p>162.9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2176" calcext:value-type="float">
            <text:p>162.9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2176" calcext:value-type="float">
            <text:p>162.9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5704" calcext:value-type="float">
            <text:p>162.9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8168" calcext:value-type="float">
            <text:p>162.8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512" calcext:value-type="float">
            <text:p>162.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2656" calcext:value-type="float">
            <text:p>162.9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2176" calcext:value-type="float">
            <text:p>162.9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88752" calcext:value-type="float">
            <text:p>162.9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94848" calcext:value-type="float">
            <text:p>162.9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55224" calcext:value-type="float">
            <text:p>162.9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0892" calcext:value-type="float">
            <text:p>162.8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32136" calcext:value-type="float">
            <text:p>162.6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032" calcext:value-type="float">
            <text:p>162.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77272" calcext:value-type="float">
            <text:p>162.5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508" calcext:value-type="float">
            <text:p>162.5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8128" calcext:value-type="float">
            <text:p>162.5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6508" calcext:value-type="float">
            <text:p>162.5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984" calcext:value-type="float">
            <text:p>162.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8024" calcext:value-type="float">
            <text:p>162.4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8024" calcext:value-type="float">
            <text:p>162.4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4976" calcext:value-type="float">
            <text:p>162.4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4976" calcext:value-type="float">
            <text:p>162.4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8504" calcext:value-type="float">
            <text:p>162.5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46" calcext:value-type="float">
            <text:p>162.5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46" calcext:value-type="float">
            <text:p>162.5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4872" calcext:value-type="float">
            <text:p>162.4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4872" calcext:value-type="float">
            <text:p>162.4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6208" calcext:value-type="float">
            <text:p>162.4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7064" calcext:value-type="float">
            <text:p>162.4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0112" calcext:value-type="float">
            <text:p>162.4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94392" calcext:value-type="float">
            <text:p>162.3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0488" calcext:value-type="float">
            <text:p>162.4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0968" calcext:value-type="float">
            <text:p>162.4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0968" calcext:value-type="float">
            <text:p>162.4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4016" calcext:value-type="float">
            <text:p>162.4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4016" calcext:value-type="float">
            <text:p>162.4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9256" calcext:value-type="float">
            <text:p>162.4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0112" calcext:value-type="float">
            <text:p>162.4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316" calcext:value-type="float">
            <text:p>162.4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316" calcext:value-type="float">
            <text:p>162.4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84" calcext:value-type="float">
            <text:p>162.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1824" calcext:value-type="float">
            <text:p>162.4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1824" calcext:value-type="float">
            <text:p>162.4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1824" calcext:value-type="float">
            <text:p>162.4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4016" calcext:value-type="float">
            <text:p>162.4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1824" calcext:value-type="float">
            <text:p>162.4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792" calcext:value-type="float">
            <text:p>162.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84" calcext:value-type="float">
            <text:p>162.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4872" calcext:value-type="float">
            <text:p>162.4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8776" calcext:value-type="float">
            <text:p>162.4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21824" calcext:value-type="float">
            <text:p>162.4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49256" calcext:value-type="float">
            <text:p>162.4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5352" calcext:value-type="float">
            <text:p>162.4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584" calcext:value-type="float">
            <text:p>162.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0592" calcext:value-type="float">
            <text:p>162.4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5728" calcext:value-type="float">
            <text:p>162.4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5728" calcext:value-type="float">
            <text:p>162.4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61448" calcext:value-type="float">
            <text:p>162.4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1928" calcext:value-type="float">
            <text:p>162.4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4976" calcext:value-type="float">
            <text:p>162.4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4976" calcext:value-type="float">
            <text:p>162.4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2408" calcext:value-type="float">
            <text:p>162.5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0696" calcext:value-type="float">
            <text:p>162.5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55936" calcext:value-type="float">
            <text:p>162.5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032" calcext:value-type="float">
            <text:p>162.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9464" calcext:value-type="float">
            <text:p>162.5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556" calcext:value-type="float">
            <text:p>162.5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2512" calcext:value-type="float">
            <text:p>162.5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35184" calcext:value-type="float">
            <text:p>162.6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47376" calcext:value-type="float">
            <text:p>162.6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108" calcext:value-type="float">
            <text:p>162.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32136" calcext:value-type="float">
            <text:p>162.6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96144" calcext:value-type="float">
            <text:p>162.6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80904" calcext:value-type="float">
            <text:p>162.6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80904" calcext:value-type="float">
            <text:p>162.6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08336" calcext:value-type="float">
            <text:p>162.7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4056" calcext:value-type="float">
            <text:p>162.7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60152" calcext:value-type="float">
            <text:p>162.7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75392" calcext:value-type="float">
            <text:p>162.7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15016" calcext:value-type="float">
            <text:p>162.8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1592" calcext:value-type="float">
            <text:p>162.8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036" calcext:value-type="float">
            <text:p>162.9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3304" calcext:value-type="float">
            <text:p>162.8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2416" calcext:value-type="float">
            <text:p>162.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2416" calcext:value-type="float">
            <text:p>162.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2448" calcext:value-type="float">
            <text:p>162.8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72928" calcext:value-type="float">
            <text:p>162.8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94" calcext:value-type="float">
            <text:p>162.8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79024" calcext:value-type="float">
            <text:p>162.8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0036" calcext:value-type="float">
            <text:p>162.9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1216" calcext:value-type="float">
            <text:p>162.8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79024" calcext:value-type="float">
            <text:p>162.8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75976" calcext:value-type="float">
            <text:p>162.8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79024" calcext:value-type="float">
            <text:p>162.8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2072" calcext:value-type="float">
            <text:p>162.8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8168" calcext:value-type="float">
            <text:p>162.8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97312" calcext:value-type="float">
            <text:p>162.8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8168" calcext:value-type="float">
            <text:p>162.8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7688" calcext:value-type="float">
            <text:p>162.8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2448" calcext:value-type="float">
            <text:p>162.8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464" calcext:value-type="float">
            <text:p>162.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7688" calcext:value-type="float">
            <text:p>162.8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51592" calcext:value-type="float">
            <text:p>162.8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6352" calcext:value-type="float">
            <text:p>162.8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30256" calcext:value-type="float">
            <text:p>162.8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42448" calcext:value-type="float">
            <text:p>162.8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7104" calcext:value-type="float">
            <text:p>162.7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20528" calcext:value-type="float">
            <text:p>162.7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11384" calcext:value-type="float">
            <text:p>162.7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08336" calcext:value-type="float">
            <text:p>162.7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5664" calcext:value-type="float">
            <text:p>162.6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29088" calcext:value-type="float">
            <text:p>162.6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01656" calcext:value-type="float">
            <text:p>162.6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6416" calcext:value-type="float">
            <text:p>162.5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2512" calcext:value-type="float">
            <text:p>162.5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8608" calcext:value-type="float">
            <text:p>162.5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6416" calcext:value-type="float">
            <text:p>162.5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77272" calcext:value-type="float">
            <text:p>162.5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58984" calcext:value-type="float">
            <text:p>162.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7648" calcext:value-type="float">
            <text:p>162.5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5456" calcext:value-type="float">
            <text:p>162.5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1552" calcext:value-type="float">
            <text:p>162.5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2408" calcext:value-type="float">
            <text:p>162.5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936" calcext:value-type="float">
            <text:p>162.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5456" calcext:value-type="float">
            <text:p>162.5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5456" calcext:value-type="float">
            <text:p>162.5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5456" calcext:value-type="float">
            <text:p>162.5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7648" calcext:value-type="float">
            <text:p>162.5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46" calcext:value-type="float">
            <text:p>162.5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0696" calcext:value-type="float">
            <text:p>162.5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0696" calcext:value-type="float">
            <text:p>162.5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46" calcext:value-type="float">
            <text:p>162.5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5456" calcext:value-type="float">
            <text:p>162.5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22408" calcext:value-type="float">
            <text:p>162.5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0412" calcext:value-type="float">
            <text:p>162.5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8024" calcext:value-type="float">
            <text:p>162.4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8024" calcext:value-type="float">
            <text:p>162.4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82784" calcext:value-type="float">
            <text:p>162.4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364" calcext:value-type="float">
            <text:p>162.4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8888" calcext:value-type="float">
            <text:p>162.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8024" calcext:value-type="float">
            <text:p>162.4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0412" calcext:value-type="float">
            <text:p>162.5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4976" calcext:value-type="float">
            <text:p>162.4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3264" calcext:value-type="float">
            <text:p>162.5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936" calcext:value-type="float">
            <text:p>162.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67544" calcext:value-type="float">
            <text:p>162.4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30968" calcext:value-type="float">
            <text:p>162.4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6584" calcext:value-type="float">
            <text:p>162.4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79152" calcext:value-type="float">
            <text:p>162.3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15144" calcext:value-type="float">
            <text:p>162.3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9076" calcext:value-type="float">
            <text:p>162.2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6028" calcext:value-type="float">
            <text:p>162.2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26752" calcext:value-type="float">
            <text:p>162.2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4936" calcext:value-type="float">
            <text:p>162.1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7504" calcext:value-type="float">
            <text:p>162.1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2264" calcext:value-type="float">
            <text:p>162.1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13976" calcext:value-type="float">
            <text:p>162.1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8736" calcext:value-type="float">
            <text:p>162.0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83496" calcext:value-type="float">
            <text:p>162.0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4248" calcext:value-type="float">
            <text:p>162.0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5104" calcext:value-type="float">
            <text:p>161.9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9864" calcext:value-type="float">
            <text:p>161.9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79864" calcext:value-type="float">
            <text:p>161.9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012" calcext:value-type="float">
            <text:p>162.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774" calcext:value-type="float">
            <text:p>162.0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4624" calcext:value-type="float">
            <text:p>161.9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0136" calcext:value-type="float">
            <text:p>161.8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6608" calcext:value-type="float">
            <text:p>161.8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4208" calcext:value-type="float">
            <text:p>161.6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87256" calcext:value-type="float">
            <text:p>161.6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1264" calcext:value-type="float">
            <text:p>161.7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0032" calcext:value-type="float">
            <text:p>161.8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356" calcext:value-type="float">
            <text:p>161.8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85376" calcext:value-type="float">
            <text:p>161.8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54896" calcext:value-type="float">
            <text:p>161.8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832" calcext:value-type="float">
            <text:p>161.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5272" calcext:value-type="float">
            <text:p>161.8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26" calcext:value-type="float">
            <text:p>161.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39656" calcext:value-type="float">
            <text:p>161.8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45752" calcext:value-type="float">
            <text:p>161.8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00032" calcext:value-type="float">
            <text:p>161.8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93936" calcext:value-type="float">
            <text:p>161.7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1744" calcext:value-type="float">
            <text:p>161.7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5648" calcext:value-type="float">
            <text:p>161.7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85376" calcext:value-type="float">
            <text:p>161.8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73184" calcext:value-type="float">
            <text:p>161.8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0552" calcext:value-type="float">
            <text:p>162.1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6504" calcext:value-type="float">
            <text:p>161.7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84792" calcext:value-type="float">
            <text:p>161.7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36024" calcext:value-type="float">
            <text:p>161.7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2872" calcext:value-type="float">
            <text:p>161.6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6296" calcext:value-type="float">
            <text:p>161.6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1432" calcext:value-type="float">
            <text:p>161.5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4856" calcext:value-type="float">
            <text:p>161.5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95232" calcext:value-type="float">
            <text:p>161.4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7528" calcext:value-type="float">
            <text:p>161.5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7904" calcext:value-type="float">
            <text:p>161.5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56192" calcext:value-type="float">
            <text:p>161.5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01328" calcext:value-type="float">
            <text:p>161.5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25128" calcext:value-type="float">
            <text:p>161.4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6568" calcext:value-type="float">
            <text:p>161.5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78" calcext:value-type="float">
            <text:p>161.4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4648" calcext:value-type="float">
            <text:p>161.3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3208" calcext:value-type="float">
            <text:p>161.3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9304" calcext:value-type="float">
            <text:p>161.3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79408" calcext:value-type="float">
            <text:p>161.3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12352" calcext:value-type="float">
            <text:p>161.3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88552" calcext:value-type="float">
            <text:p>161.3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7636" calcext:value-type="float">
            <text:p>161.3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5024" calcext:value-type="float">
            <text:p>161.3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55024" calcext:value-type="float">
            <text:p>161.3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0-3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14688" calcext:value-type="float">
            <text:p>161.7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78" calcext:value-type="float">
            <text:p>161.4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9828" calcext:value-type="float">
            <text:p>161.4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14104" calcext:value-type="float">
            <text:p>161.6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3456" calcext:value-type="float">
            <text:p>161.7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62872" calcext:value-type="float">
            <text:p>161.6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726" calcext:value-type="float">
            <text:p>161.7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6064" calcext:value-type="float">
            <text:p>162.0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5272" calcext:value-type="float">
            <text:p>161.8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5104" calcext:value-type="float">
            <text:p>161.9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44456" calcext:value-type="float">
            <text:p>162.1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1268" calcext:value-type="float">
            <text:p>162.4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54056" calcext:value-type="float">
            <text:p>162.7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5096" calcext:value-type="float">
            <text:p>163.4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346" calcext:value-type="float">
            <text:p>162.5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62488" calcext:value-type="float">
            <text:p>163.1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15856" calcext:value-type="float">
            <text:p>161.9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1576" calcext:value-type="float">
            <text:p>161.9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53728" calcext:value-type="float">
            <text:p>161.6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38488" calcext:value-type="float">
            <text:p>161.6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11056" calcext:value-type="float">
            <text:p>161.6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9952" calcext:value-type="float">
            <text:p>161.1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6152" calcext:value-type="float">
            <text:p>161.2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78824" calcext:value-type="float">
            <text:p>161.2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5568" calcext:value-type="float">
            <text:p>161.1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7448" calcext:value-type="float">
            <text:p>160.9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6656" calcext:value-type="float">
            <text:p>160.6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5152" calcext:value-type="float">
            <text:p>160.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27136" calcext:value-type="float">
            <text:p>160.7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3712" calcext:value-type="float">
            <text:p>160.7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94192" calcext:value-type="float">
            <text:p>160.7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31352" calcext:value-type="float">
            <text:p>160.9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14944" calcext:value-type="float">
            <text:p>160.7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42376" calcext:value-type="float">
            <text:p>160.7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39328" calcext:value-type="float">
            <text:p>160.7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84464" calcext:value-type="float">
            <text:p>160.6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0664" calcext:value-type="float">
            <text:p>160.7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72856" calcext:value-type="float">
            <text:p>160.7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1624" calcext:value-type="float">
            <text:p>160.8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67344" calcext:value-type="float">
            <text:p>160.8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8868" calcext:value-type="float">
            <text:p>160.8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8888" calcext:value-type="float">
            <text:p>161.0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11184" calcext:value-type="float">
            <text:p>161.1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41664" calcext:value-type="float">
            <text:p>161.1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96528" calcext:value-type="float">
            <text:p>161.1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48344" calcext:value-type="float">
            <text:p>161.2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7696" calcext:value-type="float">
            <text:p>161.3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46464" calcext:value-type="float">
            <text:p>161.4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37904" calcext:value-type="float">
            <text:p>161.5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6296" calcext:value-type="float">
            <text:p>161.6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21368" calcext:value-type="float">
            <text:p>161.8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64624" calcext:value-type="float">
            <text:p>161.9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9528" calcext:value-type="float">
            <text:p>162.3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0216" calcext:value-type="float">
            <text:p>162.5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40696" calcext:value-type="float">
            <text:p>162.5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01656" calcext:value-type="float">
            <text:p>162.6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936" calcext:value-type="float">
            <text:p>162.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85832" calcext:value-type="float">
            <text:p>162.4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8712" calcext:value-type="float">
            <text:p>162.6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74224" calcext:value-type="float">
            <text:p>162.5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3272" calcext:value-type="float">
            <text:p>162.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59568" calcext:value-type="float">
            <text:p>162.6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9368" calcext:value-type="float">
            <text:p>162.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21112" calcext:value-type="float">
            <text:p>162.8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53016" calcext:value-type="float">
            <text:p>162.0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28632" calcext:value-type="float">
            <text:p>162.0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01784" calcext:value-type="float">
            <text:p>162.1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208464" calcext:value-type="float">
            <text:p>162.2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45624" calcext:value-type="float">
            <text:p>162.3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0-2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70592" calcext:value-type="float">
            <text:p>162.4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91928" calcext:value-type="float">
            <text:p>162.4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25328" calcext:value-type="float">
            <text:p>163.0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9832" calcext:value-type="float">
            <text:p>164.0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10344" calcext:value-type="float">
            <text:p>162.0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403536" calcext:value-type="float">
            <text:p>162.4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678" calcext:value-type="float">
            <text:p>161.4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0848" calcext:value-type="float">
            <text:p>161.4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79992" calcext:value-type="float">
            <text:p>161.4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58656" calcext:value-type="float">
            <text:p>161.4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15984" calcext:value-type="float">
            <text:p>161.4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3732" calcext:value-type="float">
            <text:p>161.4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916" calcext:value-type="float">
            <text:p>161.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12936" calcext:value-type="float">
            <text:p>161.4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2208" calcext:value-type="float">
            <text:p>161.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9552" calcext:value-type="float">
            <text:p>161.7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41864" calcext:value-type="float">
            <text:p>162.7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5736" calcext:value-type="float">
            <text:p>161.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868" calcext:value-type="float">
            <text:p>161.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2584" calcext:value-type="float">
            <text:p>161.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20912" calcext:value-type="float">
            <text:p>161.2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9432" calcext:value-type="float">
            <text:p>160.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68768" calcext:value-type="float">
            <text:p>160.0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95616" calcext:value-type="float">
            <text:p>159.9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40752" calcext:value-type="float">
            <text:p>159.9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19416" calcext:value-type="float">
            <text:p>159.9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95616" calcext:value-type="float">
            <text:p>159.9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18832" calcext:value-type="float">
            <text:p>159.8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6092" calcext:value-type="float">
            <text:p>159.7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7392" calcext:value-type="float">
            <text:p>159.7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81672" calcext:value-type="float">
            <text:p>159.6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84136" calcext:value-type="float">
            <text:p>159.5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376" calcext:value-type="float">
            <text:p>159.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2376" calcext:value-type="float">
            <text:p>159.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48144" calcext:value-type="float">
            <text:p>159.6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8728" calcext:value-type="float">
            <text:p>159.7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0544" calcext:value-type="float">
            <text:p>159.8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4072" calcext:value-type="float">
            <text:p>159.8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97496" calcext:value-type="float">
            <text:p>159.7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76744" calcext:value-type="float">
            <text:p>159.8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43216" calcext:value-type="float">
            <text:p>159.8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27976" calcext:value-type="float">
            <text:p>159.8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5408" calcext:value-type="float">
            <text:p>159.8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3712" calcext:value-type="float">
            <text:p>159.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00544" calcext:value-type="float">
            <text:p>159.8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284" calcext:value-type="float">
            <text:p>159.8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965136" calcext:value-type="float">
            <text:p>159.9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9144" calcext:value-type="float">
            <text:p>160.0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62672" calcext:value-type="float">
            <text:p>160.0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12024" calcext:value-type="float">
            <text:p>160.2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486" calcext:value-type="float">
            <text:p>160.2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91856" calcext:value-type="float">
            <text:p>160.3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25384" calcext:value-type="float">
            <text:p>160.4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22336" calcext:value-type="float">
            <text:p>160.4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9768" calcext:value-type="float">
            <text:p>160.4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6196" calcext:value-type="float">
            <text:p>160.4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49768" calcext:value-type="float">
            <text:p>160.4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95488" calcext:value-type="float">
            <text:p>160.4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74736" calcext:value-type="float">
            <text:p>160.5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41208" calcext:value-type="float">
            <text:p>160.5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86928" calcext:value-type="float">
            <text:p>160.5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78368" calcext:value-type="float">
            <text:p>160.6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93608" calcext:value-type="float">
            <text:p>160.6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93024" calcext:value-type="float">
            <text:p>160.5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41792" calcext:value-type="float">
            <text:p>160.6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82" calcext:value-type="float">
            <text:p>160.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4672" calcext:value-type="float">
            <text:p>160.8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91728" calcext:value-type="float">
            <text:p>160.8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52104" calcext:value-type="float">
            <text:p>160.8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4024" calcext:value-type="float">
            <text:p>160.9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05632" calcext:value-type="float">
            <text:p>161.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0-2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53856" calcext:value-type="float">
            <text:p>161.1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23376" calcext:value-type="float">
            <text:p>161.1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9304" calcext:value-type="float">
            <text:p>161.3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3732" calcext:value-type="float">
            <text:p>161.4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7448" calcext:value-type="float">
            <text:p>161.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763456" calcext:value-type="float">
            <text:p>161.7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31096" calcext:value-type="float">
            <text:p>161.9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71888" calcext:value-type="float">
            <text:p>162.1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936" calcext:value-type="float">
            <text:p>162.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324" calcext:value-type="float">
            <text:p>163.0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6552" calcext:value-type="float">
            <text:p>164.4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2048" calcext:value-type="float">
            <text:p>163.4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1336" calcext:value-type="float">
            <text:p>163.8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23776" calcext:value-type="float">
            <text:p>164.3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1496" calcext:value-type="float">
            <text:p>165.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28904" calcext:value-type="float">
            <text:p>165.7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17424" calcext:value-type="float">
            <text:p>165.3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492" calcext:value-type="float">
            <text:p>165.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05944" calcext:value-type="float">
            <text:p>164.9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27408" calcext:value-type="float">
            <text:p>164.4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5096" calcext:value-type="float">
            <text:p>163.4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89008" calcext:value-type="float">
            <text:p>161.9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99576" calcext:value-type="float">
            <text:p>161.1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3252" calcext:value-type="float">
            <text:p>161.1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72728" calcext:value-type="float">
            <text:p>161.2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21624" calcext:value-type="float">
            <text:p>160.8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6008" calcext:value-type="float">
            <text:p>160.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808" calcext:value-type="float">
            <text:p>159.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144" calcext:value-type="float">
            <text:p>160.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86344" calcext:value-type="float">
            <text:p>160.4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65264" calcext:value-type="float">
            <text:p>159.4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8648" calcext:value-type="float">
            <text:p>159.1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1228" calcext:value-type="float">
            <text:p>159.2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36664" calcext:value-type="float">
            <text:p>159.2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50152" calcext:value-type="float">
            <text:p>158.9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22136" calcext:value-type="float">
            <text:p>158.8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246" calcext:value-type="float">
            <text:p>158.7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0936" calcext:value-type="float">
            <text:p>158.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66688" calcext:value-type="float">
            <text:p>158.6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984" calcext:value-type="float">
            <text:p>158.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9412" calcext:value-type="float">
            <text:p>158.6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984" calcext:value-type="float">
            <text:p>158.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5508" calcext:value-type="float">
            <text:p>158.7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88608" calcext:value-type="float">
            <text:p>158.7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77" calcext:value-type="float">
            <text:p>158.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023304" calcext:value-type="float">
            <text:p>159.0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63512" calcext:value-type="float">
            <text:p>159.1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818" calcext:value-type="float">
            <text:p>159.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6768" calcext:value-type="float">
            <text:p>159.3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372" calcext:value-type="float">
            <text:p>159.3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0672" calcext:value-type="float">
            <text:p>159.3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1896" calcext:value-type="float">
            <text:p>159.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87896" calcext:value-type="float">
            <text:p>159.1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3448" calcext:value-type="float">
            <text:p>159.4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13448" calcext:value-type="float">
            <text:p>159.4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8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48856" calcext:value-type="float">
            <text:p>159.2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91528" calcext:value-type="float">
            <text:p>159.2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89064" calcext:value-type="float">
            <text:p>159.3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59168" calcext:value-type="float">
            <text:p>159.4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37832" calcext:value-type="float">
            <text:p>159.4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2564" calcext:value-type="float">
            <text:p>159.4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80504" calcext:value-type="float">
            <text:p>159.4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944" calcext:value-type="float">
            <text:p>159.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7992" calcext:value-type="float">
            <text:p>159.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77456" calcext:value-type="float">
            <text:p>159.4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7804" calcext:value-type="float">
            <text:p>159.5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1296" calcext:value-type="float">
            <text:p>159.7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57872" calcext:value-type="float">
            <text:p>159.7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21296" calcext:value-type="float">
            <text:p>159.7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8936" calcext:value-type="float">
            <text:p>159.8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6572" calcext:value-type="float">
            <text:p>160.0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808" calcext:value-type="float">
            <text:p>159.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" calcext:value-type="float">
            <text:p>16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486" calcext:value-type="float">
            <text:p>160.2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32648" calcext:value-type="float">
            <text:p>160.6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9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70976" calcext:value-type="float">
            <text:p>160.9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93152" calcext:value-type="float">
            <text:p>160.0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17536" calcext:value-type="float">
            <text:p>160.1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154112" calcext:value-type="float">
            <text:p>160.1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6888" calcext:value-type="float">
            <text:p>160.2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6888" calcext:value-type="float">
            <text:p>160.2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3336" calcext:value-type="float">
            <text:p>160.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86272" calcext:value-type="float">
            <text:p>158.3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02224" calcext:value-type="float">
            <text:p>158.0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3776" calcext:value-type="float">
            <text:p>157.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19472" calcext:value-type="float">
            <text:p>157.3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95088" calcext:value-type="float">
            <text:p>157.2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8348" calcext:value-type="float">
            <text:p>157.3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07864" calcext:value-type="float">
            <text:p>157.4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6824" calcext:value-type="float">
            <text:p>157.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06112" calcext:value-type="float">
            <text:p>157.1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7012" calcext:value-type="float">
            <text:p>157.1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80432" calcext:value-type="float">
            <text:p>157.3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5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538928" calcext:value-type="float">
            <text:p>157.5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19472" calcext:value-type="float">
            <text:p>157.3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7868" calcext:value-type="float">
            <text:p>157.0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5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40936" calcext:value-type="float">
            <text:p>156.8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58056" calcext:value-type="float">
            <text:p>156.6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52088" calcext:value-type="float">
            <text:p>156.1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81984" calcext:value-type="float">
            <text:p>156.0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85616" calcext:value-type="float">
            <text:p>156.1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70376" calcext:value-type="float">
            <text:p>156.1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42944" calcext:value-type="float">
            <text:p>156.1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97808" calcext:value-type="float">
            <text:p>156.1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3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52672" calcext:value-type="float">
            <text:p>156.2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77056" calcext:value-type="float">
            <text:p>156.2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0144" calcext:value-type="float">
            <text:p>156.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1668" calcext:value-type="float">
            <text:p>156.3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19728" calcext:value-type="float">
            <text:p>156.3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38016" calcext:value-type="float">
            <text:p>156.3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50208" calcext:value-type="float">
            <text:p>156.3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98392" calcext:value-type="float">
            <text:p>156.2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1668" calcext:value-type="float">
            <text:p>156.3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25824" calcext:value-type="float">
            <text:p>156.3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04488" calcext:value-type="float">
            <text:p>156.3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4716" calcext:value-type="float">
            <text:p>156.3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7096" calcext:value-type="float">
            <text:p>156.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862" calcext:value-type="float">
            <text:p>156.2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38016" calcext:value-type="float">
            <text:p>156.3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50792" calcext:value-type="float">
            <text:p>156.4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7-01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59936" calcext:value-type="float">
            <text:p>156.4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2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81272" calcext:value-type="float">
            <text:p>156.4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2336" calcext:value-type="float">
            <text:p>156.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148" calcext:value-type="float">
            <text:p>156.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39184" calcext:value-type="float">
            <text:p>156.5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94048" calcext:value-type="float">
            <text:p>156.5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51376" calcext:value-type="float">
            <text:p>156.5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15384" calcext:value-type="float">
            <text:p>156.6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49496" calcext:value-type="float">
            <text:p>156.7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40936" calcext:value-type="float">
            <text:p>156.8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23232" calcext:value-type="float">
            <text:p>156.9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7012" calcext:value-type="float">
            <text:p>157.1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1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62728" calcext:value-type="float">
            <text:p>157.4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29328" calcext:value-type="float">
            <text:p>156.9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5196" calcext:value-type="float">
            <text:p>156.6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8244" calcext:value-type="float">
            <text:p>156.6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40352" calcext:value-type="float">
            <text:p>156.7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01896" calcext:value-type="float">
            <text:p>156.9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3296" calcext:value-type="float">
            <text:p>157.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0-03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29912" calcext:value-type="float">
            <text:p>157.0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06112" calcext:value-type="float">
            <text:p>157.1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24984" calcext:value-type="float">
            <text:p>157.2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20184" calcext:value-type="float">
            <text:p>156.9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92168" calcext:value-type="float">
            <text:p>156.7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53128" calcext:value-type="float">
            <text:p>156.8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50664" calcext:value-type="float">
            <text:p>156.9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46192" calcext:value-type="float">
            <text:p>157.7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88736" calcext:value-type="float">
            <text:p>158.2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5236" calcext:value-type="float">
            <text:p>159.8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10528" calcext:value-type="float">
            <text:p>158.9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58512" calcext:value-type="float">
            <text:p>157.2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58184" calcext:value-type="float">
            <text:p>156.1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60648" calcext:value-type="float">
            <text:p>156.0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19984" calcext:value-type="float">
            <text:p>155.3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48128" calcext:value-type="float">
            <text:p>154.9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45664" calcext:value-type="float">
            <text:p>155.0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74976" calcext:value-type="float">
            <text:p>154.8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73936" calcext:value-type="float">
            <text:p>154.1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64208" calcext:value-type="float">
            <text:p>154.0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75816" calcext:value-type="float">
            <text:p>153.9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63624" calcext:value-type="float">
            <text:p>153.9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5448" calcext:value-type="float">
            <text:p>153.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48384" calcext:value-type="float">
            <text:p>153.9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88008" calcext:value-type="float">
            <text:p>153.9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58112" calcext:value-type="float">
            <text:p>154.0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3736" calcext:value-type="float">
            <text:p>154.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73936" calcext:value-type="float">
            <text:p>154.1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7452" calcext:value-type="float">
            <text:p>154.2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92808" calcext:value-type="float">
            <text:p>154.2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9008" calcext:value-type="float">
            <text:p>154.3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2912" calcext:value-type="float">
            <text:p>154.3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54352" calcext:value-type="float">
            <text:p>154.4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00656" calcext:value-type="float">
            <text:p>154.6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50592" calcext:value-type="float">
            <text:p>154.8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8736" calcext:value-type="float">
            <text:p>154.4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70888" calcext:value-type="float">
            <text:p>154.1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00784" calcext:value-type="float">
            <text:p>154.1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94688" calcext:value-type="float">
            <text:p>154.0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80032" calcext:value-type="float">
            <text:p>154.1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12976" calcext:value-type="float">
            <text:p>154.1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76984" calcext:value-type="float">
            <text:p>154.1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3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29384" calcext:value-type="float">
            <text:p>154.3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7984" calcext:value-type="float">
            <text:p>154.5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456" calcext:value-type="float">
            <text:p>154.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11096" calcext:value-type="float">
            <text:p>154.3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47088" calcext:value-type="float">
            <text:p>154.2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11096" calcext:value-type="float">
            <text:p>154.3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68424" calcext:value-type="float">
            <text:p>154.2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38528" calcext:value-type="float">
            <text:p>154.3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692" calcext:value-type="float">
            <text:p>154.4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9968" calcext:value-type="float">
            <text:p>154.4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1512" calcext:value-type="float">
            <text:p>154.5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76856" calcext:value-type="float">
            <text:p>154.6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59152" calcext:value-type="float">
            <text:p>154.7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29256" calcext:value-type="float">
            <text:p>154.8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9936" calcext:value-type="float">
            <text:p>154.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9936" calcext:value-type="float">
            <text:p>154.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0604" calcext:value-type="float">
            <text:p>155.0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25496" calcext:value-type="float">
            <text:p>155.2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8036" calcext:value-type="float">
            <text:p>155.2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7848" calcext:value-type="float">
            <text:p>155.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27832" calcext:value-type="float">
            <text:p>155.6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8996" calcext:value-type="float">
            <text:p>155.8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45992" calcext:value-type="float">
            <text:p>156.1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496512" calcext:value-type="float">
            <text:p>156.4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90288" calcext:value-type="float">
            <text:p>156.9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18176" calcext:value-type="float">
            <text:p>157.6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19344" calcext:value-type="float">
            <text:p>157.8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9128" calcext:value-type="float">
            <text:p>159.1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224" calcext:value-type="float">
            <text:p>158.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86984" calcext:value-type="float">
            <text:p>157.9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86272" calcext:value-type="float">
            <text:p>158.3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18176" calcext:value-type="float">
            <text:p>157.6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98592" calcext:value-type="float">
            <text:p>157.8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63896" calcext:value-type="float">
            <text:p>157.6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76216" calcext:value-type="float">
            <text:p>157.1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96712" calcext:value-type="float">
            <text:p>158.0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09032" calcext:value-type="float">
            <text:p>157.6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73752" calcext:value-type="float">
            <text:p>157.2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72584" calcext:value-type="float">
            <text:p>157.0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58056" calcext:value-type="float">
            <text:p>156.6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66872" calcext:value-type="float">
            <text:p>155.5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50008" calcext:value-type="float">
            <text:p>154.7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23288" calcext:value-type="float">
            <text:p>154.3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8488" calcext:value-type="float">
            <text:p>154.0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35608" calcext:value-type="float">
            <text:p>153.8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906" calcext:value-type="float">
            <text:p>153.3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3024" calcext:value-type="float">
            <text:p>152.9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95656" calcext:value-type="float">
            <text:p>152.6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80416" calcext:value-type="float">
            <text:p>152.6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5908" calcext:value-type="float">
            <text:p>152.6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80416" calcext:value-type="float">
            <text:p>152.6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71272" calcext:value-type="float">
            <text:p>152.6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98704" calcext:value-type="float">
            <text:p>152.6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77368" calcext:value-type="float">
            <text:p>152.6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86512" calcext:value-type="float">
            <text:p>152.6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68224" calcext:value-type="float">
            <text:p>152.6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29184" calcext:value-type="float">
            <text:p>152.7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9288" calcext:value-type="float">
            <text:p>152.7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32816" calcext:value-type="float">
            <text:p>152.8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3776" calcext:value-type="float">
            <text:p>152.8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54736" calcext:value-type="float">
            <text:p>152.9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37032" calcext:value-type="float">
            <text:p>153.0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0184" calcext:value-type="float">
            <text:p>153.1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97992" calcext:value-type="float">
            <text:p>153.0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1" calcext:value-type="float">
            <text:p>152.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74904" calcext:value-type="float">
            <text:p>152.7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0144" calcext:value-type="float">
            <text:p>152.7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14528" calcext:value-type="float">
            <text:p>152.8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9288" calcext:value-type="float">
            <text:p>152.7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54152" calcext:value-type="float">
            <text:p>152.8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1208" calcext:value-type="float">
            <text:p>152.9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5968" calcext:value-type="float">
            <text:p>152.9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18744" calcext:value-type="float">
            <text:p>153.0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3608" calcext:value-type="float">
            <text:p>153.0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484" calcext:value-type="float">
            <text:p>153.0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33984" calcext:value-type="float">
            <text:p>153.0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3232" calcext:value-type="float">
            <text:p>153.1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65048" calcext:value-type="float">
            <text:p>153.1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62584" calcext:value-type="float">
            <text:p>153.2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7928" calcext:value-type="float">
            <text:p>153.3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54024" calcext:value-type="float">
            <text:p>153.3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93648" calcext:value-type="float">
            <text:p>153.3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43" calcext:value-type="float">
            <text:p>153.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3444" calcext:value-type="float">
            <text:p>153.6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4112" calcext:value-type="float">
            <text:p>153.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75232" calcext:value-type="float">
            <text:p>153.8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88008" calcext:value-type="float">
            <text:p>153.9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7452" calcext:value-type="float">
            <text:p>154.2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94104" calcext:value-type="float">
            <text:p>153.9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99032" calcext:value-type="float">
            <text:p>153.7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81328" calcext:value-type="float">
            <text:p>153.8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03248" calcext:value-type="float">
            <text:p>154.0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73936" calcext:value-type="float">
            <text:p>154.1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29384" calcext:value-type="float">
            <text:p>154.3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7984" calcext:value-type="float">
            <text:p>154.5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7744" calcext:value-type="float">
            <text:p>154.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43784" calcext:value-type="float">
            <text:p>155.2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57272" calcext:value-type="float">
            <text:p>154.9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35352" calcext:value-type="float">
            <text:p>154.8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68296" calcext:value-type="float">
            <text:p>154.7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52344" calcext:value-type="float">
            <text:p>155.1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51504" calcext:value-type="float">
            <text:p>156.0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51176" calcext:value-type="float">
            <text:p>154.9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4696" calcext:value-type="float">
            <text:p>154.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0792" calcext:value-type="float">
            <text:p>154.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0124" calcext:value-type="float">
            <text:p>154.7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07208" calcext:value-type="float">
            <text:p>155.2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88336" calcext:value-type="float">
            <text:p>155.0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7848" calcext:value-type="float">
            <text:p>155.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39184" calcext:value-type="float">
            <text:p>156.5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98976" calcext:value-type="float">
            <text:p>156.3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72256" calcext:value-type="float">
            <text:p>155.9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70632" calcext:value-type="float">
            <text:p>155.1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86256" calcext:value-type="float">
            <text:p>153.6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89304" calcext:value-type="float">
            <text:p>153.6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5592" calcext:value-type="float">
            <text:p>152.9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5592" calcext:value-type="float">
            <text:p>152.9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2064" calcext:value-type="float">
            <text:p>152.9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9392" calcext:value-type="float">
            <text:p>152.8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5592" calcext:value-type="float">
            <text:p>152.9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51104" calcext:value-type="float">
            <text:p>152.8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768" calcext:value-type="float">
            <text:p>152.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78536" calcext:value-type="float">
            <text:p>152.8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5592" calcext:value-type="float">
            <text:p>152.9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58368" calcext:value-type="float">
            <text:p>153.0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94944" calcext:value-type="float">
            <text:p>153.0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83336" calcext:value-type="float">
            <text:p>153.1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96112" calcext:value-type="float">
            <text:p>153.2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88136" calcext:value-type="float">
            <text:p>153.4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59408" calcext:value-type="float">
            <text:p>153.7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04544" calcext:value-type="float">
            <text:p>153.7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42288" calcext:value-type="float">
            <text:p>153.9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0928" calcext:value-type="float">
            <text:p>154.4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02664" calcext:value-type="float">
            <text:p>153.9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526" calcext:value-type="float">
            <text:p>154.1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196" calcext:value-type="float">
            <text:p>152.8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56032" calcext:value-type="float">
            <text:p>152.6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62128" calcext:value-type="float">
            <text:p>152.6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1336" calcext:value-type="float">
            <text:p>152.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3736" calcext:value-type="float">
            <text:p>152.5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3716" calcext:value-type="float">
            <text:p>152.5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10312" calcext:value-type="float">
            <text:p>152.6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6888" calcext:value-type="float">
            <text:p>152.6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19456" calcext:value-type="float">
            <text:p>152.6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6888" calcext:value-type="float">
            <text:p>152.6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88976" calcext:value-type="float">
            <text:p>152.5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9832" calcext:value-type="float">
            <text:p>152.5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2004" calcext:value-type="float">
            <text:p>152.7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47472" calcext:value-type="float">
            <text:p>152.7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86512" calcext:value-type="float">
            <text:p>152.6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8016" calcext:value-type="float">
            <text:p>152.5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9352" calcext:value-type="float">
            <text:p>152.5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9728" calcext:value-type="float">
            <text:p>152.5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6888" calcext:value-type="float">
            <text:p>152.6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26136" calcext:value-type="float">
            <text:p>152.7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38328" calcext:value-type="float">
            <text:p>152.7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81" calcext:value-type="float">
            <text:p>152.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59664" calcext:value-type="float">
            <text:p>152.7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56616" calcext:value-type="float">
            <text:p>152.7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816" calcext:value-type="float">
            <text:p>152.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2168" calcext:value-type="float">
            <text:p>152.9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97408" calcext:value-type="float">
            <text:p>152.9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3232" calcext:value-type="float">
            <text:p>153.1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62" calcext:value-type="float">
            <text:p>153.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7724" calcext:value-type="float">
            <text:p>153.1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50976" calcext:value-type="float">
            <text:p>153.3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7536" calcext:value-type="float">
            <text:p>153.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27176" calcext:value-type="float">
            <text:p>153.4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15568" calcext:value-type="float">
            <text:p>153.5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4968" calcext:value-type="float">
            <text:p>153.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62456" calcext:value-type="float">
            <text:p>153.7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81328" calcext:value-type="float">
            <text:p>153.8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03832" calcext:value-type="float">
            <text:p>154.1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56232" calcext:value-type="float">
            <text:p>154.2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1168" calcext:value-type="float">
            <text:p>154.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37816" calcext:value-type="float">
            <text:p>154.7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48712" calcext:value-type="float">
            <text:p>155.0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8104" calcext:value-type="float">
            <text:p>155.5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61816" calcext:value-type="float">
            <text:p>156.2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2356" calcext:value-type="float">
            <text:p>158.0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21224" calcext:value-type="float">
            <text:p>157.6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700728" calcext:value-type="float">
            <text:p>156.7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75432" calcext:value-type="float">
            <text:p>155.4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29256" calcext:value-type="float">
            <text:p>154.8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74976" calcext:value-type="float">
            <text:p>154.8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9488" calcext:value-type="float">
            <text:p>154.3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5928" calcext:value-type="float">
            <text:p>154.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50136" calcext:value-type="float">
            <text:p>154.2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456" calcext:value-type="float">
            <text:p>154.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43456" calcext:value-type="float">
            <text:p>154.1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8788" calcext:value-type="float">
            <text:p>154.4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88336" calcext:value-type="float">
            <text:p>155.0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94632" calcext:value-type="float">
            <text:p>156.6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83864" calcext:value-type="float">
            <text:p>155.8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76144" calcext:value-type="float">
            <text:p>155.0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24712" calcext:value-type="float">
            <text:p>153.5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74064" calcext:value-type="float">
            <text:p>153.6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54152" calcext:value-type="float">
            <text:p>152.8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71272" calcext:value-type="float">
            <text:p>152.6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5384" calcext:value-type="float">
            <text:p>152.8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816" calcext:value-type="float">
            <text:p>152.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9248" calcext:value-type="float">
            <text:p>153.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18032" calcext:value-type="float">
            <text:p>153.4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67256" calcext:value-type="float">
            <text:p>154.0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6512" calcext:value-type="float">
            <text:p>155.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48256" calcext:value-type="float">
            <text:p>154.4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1792" calcext:value-type="float">
            <text:p>153.0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9936" calcext:value-type="float">
            <text:p>152.6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2904" calcext:value-type="float">
            <text:p>152.0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3552" calcext:value-type="float">
            <text:p>151.8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0608" calcext:value-type="float">
            <text:p>151.9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1296" calcext:value-type="float">
            <text:p>152.1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7016" calcext:value-type="float">
            <text:p>152.1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3696" calcext:value-type="float">
            <text:p>152.2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1816" calcext:value-type="float">
            <text:p>152.4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44424" calcext:value-type="float">
            <text:p>152.7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93904" calcext:value-type="float">
            <text:p>152.3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664" calcext:value-type="float">
            <text:p>152.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3696" calcext:value-type="float">
            <text:p>152.2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3696" calcext:value-type="float">
            <text:p>152.2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4572" calcext:value-type="float">
            <text:p>152.4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192" calcext:value-type="float">
            <text:p>152.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65176" calcext:value-type="float">
            <text:p>152.6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0792" calcext:value-type="float">
            <text:p>152.6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0688" calcext:value-type="float">
            <text:p>152.5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32232" calcext:value-type="float">
            <text:p>152.7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9016" calcext:value-type="float">
            <text:p>152.9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33984" calcext:value-type="float">
            <text:p>153.0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04672" calcext:value-type="float">
            <text:p>153.2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67384" calcext:value-type="float">
            <text:p>153.5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8488" calcext:value-type="float">
            <text:p>154.0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5416" calcext:value-type="float">
            <text:p>154.5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9184" calcext:value-type="float">
            <text:p>155.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7556" calcext:value-type="float">
            <text:p>154.9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2964" calcext:value-type="float">
            <text:p>153.3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55776" calcext:value-type="float">
            <text:p>153.6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29512" calcext:value-type="float">
            <text:p>153.8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67384" calcext:value-type="float">
            <text:p>153.5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78864" calcext:value-type="float">
            <text:p>153.9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96568" calcext:value-type="float">
            <text:p>153.8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06296" calcext:value-type="float">
            <text:p>154.0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09928" calcext:value-type="float">
            <text:p>154.1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24" calcext:value-type="float">
            <text:p>153.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86256" calcext:value-type="float">
            <text:p>153.6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24" calcext:value-type="float">
            <text:p>153.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55064" calcext:value-type="float">
            <text:p>154.0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2912" calcext:value-type="float">
            <text:p>154.3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66416" calcext:value-type="float">
            <text:p>154.9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05456" calcext:value-type="float">
            <text:p>154.9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96312" calcext:value-type="float">
            <text:p>154.8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7764" calcext:value-type="float">
            <text:p>156.3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4528" calcext:value-type="float">
            <text:p>156.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43656" calcext:value-type="float">
            <text:p>155.7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10712" calcext:value-type="float">
            <text:p>155.8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53968" calcext:value-type="float">
            <text:p>155.9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90216" calcext:value-type="float">
            <text:p>154.8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40992" calcext:value-type="float">
            <text:p>154.2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69592" calcext:value-type="float">
            <text:p>154.4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01368" calcext:value-type="float">
            <text:p>154.2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20624" calcext:value-type="float">
            <text:p>152.8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2336" calcext:value-type="float">
            <text:p>152.8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664" calcext:value-type="float">
            <text:p>152.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77296" calcext:value-type="float">
            <text:p>150.5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8696" calcext:value-type="float">
            <text:p>150.3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6608" calcext:value-type="float">
            <text:p>150.4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976" calcext:value-type="float">
            <text:p>150.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0512" calcext:value-type="float">
            <text:p>150.4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2872" calcext:value-type="float">
            <text:p>150.2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0096" calcext:value-type="float">
            <text:p>150.1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9552" calcext:value-type="float">
            <text:p>150.3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59008" calcext:value-type="float">
            <text:p>150.5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644" calcext:value-type="float">
            <text:p>150.5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60048" calcext:value-type="float">
            <text:p>151.2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37216" calcext:value-type="float">
            <text:p>149.9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6256" calcext:value-type="float">
            <text:p>149.8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08616" calcext:value-type="float">
            <text:p>149.7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8248" calcext:value-type="float">
            <text:p>149.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9104" calcext:value-type="float">
            <text:p>149.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4192" calcext:value-type="float">
            <text:p>149.3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4192" calcext:value-type="float">
            <text:p>149.3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42856" calcext:value-type="float">
            <text:p>149.3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724" calcext:value-type="float">
            <text:p>149.3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916" calcext:value-type="float">
            <text:p>149.4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74504" calcext:value-type="float">
            <text:p>149.5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59848" calcext:value-type="float">
            <text:p>149.6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59848" calcext:value-type="float">
            <text:p>149.6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32416" calcext:value-type="float">
            <text:p>149.6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8136" calcext:value-type="float">
            <text:p>149.6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7872" calcext:value-type="float">
            <text:p>149.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21392" calcext:value-type="float">
            <text:p>149.8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61016" calcext:value-type="float">
            <text:p>149.8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18344" calcext:value-type="float">
            <text:p>149.8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5776" calcext:value-type="float">
            <text:p>149.8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7696" calcext:value-type="float">
            <text:p>149.9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7696" calcext:value-type="float">
            <text:p>149.9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31704" calcext:value-type="float">
            <text:p>150.0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9072" calcext:value-type="float">
            <text:p>150.3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928" calcext:value-type="float">
            <text:p>150.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95" calcext:value-type="float">
            <text:p>150.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1304" calcext:value-type="float">
            <text:p>150.6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43056" calcext:value-type="float">
            <text:p>150.9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3808" calcext:value-type="float">
            <text:p>150.8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04016" calcext:value-type="float">
            <text:p>151.0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4664" calcext:value-type="float">
            <text:p>150.8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2136" calcext:value-type="float">
            <text:p>151.2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284" calcext:value-type="float">
            <text:p>151.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68608" calcext:value-type="float">
            <text:p>151.1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75872" calcext:value-type="float">
            <text:p>151.3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38" calcext:value-type="float">
            <text:p>151.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67768" calcext:value-type="float">
            <text:p>152.0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63168" calcext:value-type="float">
            <text:p>153.3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8872" calcext:value-type="float">
            <text:p>153.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6868" calcext:value-type="float">
            <text:p>153.2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0376" calcext:value-type="float">
            <text:p>152.3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52728" calcext:value-type="float">
            <text:p>153.6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63624" calcext:value-type="float">
            <text:p>153.9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20952" calcext:value-type="float">
            <text:p>153.9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11224" calcext:value-type="float">
            <text:p>153.8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53312" calcext:value-type="float">
            <text:p>153.7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36248" calcext:value-type="float">
            <text:p>151.3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14912" calcext:value-type="float">
            <text:p>151.3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44224" calcext:value-type="float">
            <text:p>151.1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3808" calcext:value-type="float">
            <text:p>150.8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168" calcext:value-type="float">
            <text:p>150.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6064" calcext:value-type="float">
            <text:p>150.6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832" calcext:value-type="float">
            <text:p>150.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42016" calcext:value-type="float">
            <text:p>150.2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924" calcext:value-type="float">
            <text:p>150.1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09784" calcext:value-type="float">
            <text:p>149.9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3208" calcext:value-type="float">
            <text:p>149.8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86696" calcext:value-type="float">
            <text:p>149.5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1728" calcext:value-type="float">
            <text:p>149.4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78848" calcext:value-type="float">
            <text:p>149.2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61856" calcext:value-type="float">
            <text:p>148.9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2296" calcext:value-type="float">
            <text:p>148.6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5284" calcext:value-type="float">
            <text:p>148.4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86624" calcext:value-type="float">
            <text:p>147.4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67752" calcext:value-type="float">
            <text:p>147.3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73848" calcext:value-type="float">
            <text:p>147.3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232" calcext:value-type="float">
            <text:p>147.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6412" calcext:value-type="float">
            <text:p>147.2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2744" calcext:value-type="float">
            <text:p>146.9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97192" calcext:value-type="float">
            <text:p>146.6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00824" calcext:value-type="float">
            <text:p>146.8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12432" calcext:value-type="float">
            <text:p>146.7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52768" calcext:value-type="float">
            <text:p>146.3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7152" calcext:value-type="float">
            <text:p>146.3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10096" calcext:value-type="float">
            <text:p>146.3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1256" calcext:value-type="float">
            <text:p>146.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36944" calcext:value-type="float">
            <text:p>146.2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46088" calcext:value-type="float">
            <text:p>146.2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00952" calcext:value-type="float">
            <text:p>146.3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70472" calcext:value-type="float">
            <text:p>146.2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94856" calcext:value-type="float">
            <text:p>146.2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37528" calcext:value-type="float">
            <text:p>146.3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8488" calcext:value-type="float">
            <text:p>146.3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3352" calcext:value-type="float">
            <text:p>146.4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71056" calcext:value-type="float">
            <text:p>146.3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83248" calcext:value-type="float">
            <text:p>146.3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592" calcext:value-type="float">
            <text:p>146.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0304" calcext:value-type="float">
            <text:p>146.4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96608" calcext:value-type="float">
            <text:p>146.5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9356" calcext:value-type="float">
            <text:p>146.5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12432" calcext:value-type="float">
            <text:p>146.7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24624" calcext:value-type="float">
            <text:p>146.7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68464" calcext:value-type="float">
            <text:p>146.9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10552" calcext:value-type="float">
            <text:p>146.9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898" calcext:value-type="float">
            <text:p>146.9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9048" calcext:value-type="float">
            <text:p>147.0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422" calcext:value-type="float">
            <text:p>147.1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4936" calcext:value-type="float">
            <text:p>146.9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17232" calcext:value-type="float">
            <text:p>147.0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32472" calcext:value-type="float">
            <text:p>147.0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0024" calcext:value-type="float">
            <text:p>146.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42912" calcext:value-type="float">
            <text:p>146.7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70928" calcext:value-type="float">
            <text:p>146.8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08672" calcext:value-type="float">
            <text:p>147.1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30592" calcext:value-type="float">
            <text:p>147.2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36104" calcext:value-type="float">
            <text:p>147.1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422" calcext:value-type="float">
            <text:p>147.1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7544" calcext:value-type="float">
            <text:p>147.2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92264" calcext:value-type="float">
            <text:p>146.8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9356" calcext:value-type="float">
            <text:p>146.5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11848" calcext:value-type="float">
            <text:p>146.6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39864" calcext:value-type="float">
            <text:p>146.7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01408" calcext:value-type="float">
            <text:p>146.9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36104" calcext:value-type="float">
            <text:p>147.1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51216" calcext:value-type="float">
            <text:p>147.6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8184" calcext:value-type="float">
            <text:p>148.5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2096" calcext:value-type="float">
            <text:p>147.0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68464" calcext:value-type="float">
            <text:p>146.9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3072" calcext:value-type="float">
            <text:p>146.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53224" calcext:value-type="float">
            <text:p>146.9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2392" calcext:value-type="float">
            <text:p>146.3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15608" calcext:value-type="float">
            <text:p>146.2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85712" calcext:value-type="float">
            <text:p>146.2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32016" calcext:value-type="float">
            <text:p>146.4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61328" calcext:value-type="float">
            <text:p>146.2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9824" calcext:value-type="float">
            <text:p>146.4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5376" calcext:value-type="float">
            <text:p>146.6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17232" calcext:value-type="float">
            <text:p>147.0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6128" calcext:value-type="float">
            <text:p>146.5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00952" calcext:value-type="float">
            <text:p>146.3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57824" calcext:value-type="float">
            <text:p>145.6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29808" calcext:value-type="float">
            <text:p>145.5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32856" calcext:value-type="float">
            <text:p>145.5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69432" calcext:value-type="float">
            <text:p>145.5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4868" calcext:value-type="float">
            <text:p>145.6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16448" calcext:value-type="float">
            <text:p>145.3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436" calcext:value-type="float">
            <text:p>145.3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8432" calcext:value-type="float">
            <text:p>145.1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27472" calcext:value-type="float">
            <text:p>145.1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6888" calcext:value-type="float">
            <text:p>145.0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42128" calcext:value-type="float">
            <text:p>145.0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75656" calcext:value-type="float">
            <text:p>145.0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576" calcext:value-type="float">
            <text:p>145.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3944" calcext:value-type="float">
            <text:p>145.0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5432" calcext:value-type="float">
            <text:p>145.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3908" calcext:value-type="float">
            <text:p>145.0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2504" calcext:value-type="float">
            <text:p>145.0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0792" calcext:value-type="float">
            <text:p>145.0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72608" calcext:value-type="float">
            <text:p>145.0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384" calcext:value-type="float">
            <text:p>145.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576" calcext:value-type="float">
            <text:p>145.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3192" calcext:value-type="float">
            <text:p>145.1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3192" calcext:value-type="float">
            <text:p>145.1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9664" calcext:value-type="float">
            <text:p>145.1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3672" calcext:value-type="float">
            <text:p>145.2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5008" calcext:value-type="float">
            <text:p>145.2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8808" calcext:value-type="float">
            <text:p>145.1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0624" calcext:value-type="float">
            <text:p>145.2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76824" calcext:value-type="float">
            <text:p>145.2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5244" calcext:value-type="float">
            <text:p>145.2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1312" calcext:value-type="float">
            <text:p>145.3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3532" calcext:value-type="float">
            <text:p>145.4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81624" calcext:value-type="float">
            <text:p>145.5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48096" calcext:value-type="float">
            <text:p>145.5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08472" calcext:value-type="float">
            <text:p>145.5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96864" calcext:value-type="float">
            <text:p>145.5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90768" calcext:value-type="float">
            <text:p>145.5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09056" calcext:value-type="float">
            <text:p>145.6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66968" calcext:value-type="float">
            <text:p>145.6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85256" calcext:value-type="float">
            <text:p>145.6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30976" calcext:value-type="float">
            <text:p>145.7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67552" calcext:value-type="float">
            <text:p>145.7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04128" calcext:value-type="float">
            <text:p>145.8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23" calcext:value-type="float">
            <text:p>145.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08344" calcext:value-type="float">
            <text:p>146.0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11392" calcext:value-type="float">
            <text:p>146.0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24168" calcext:value-type="float">
            <text:p>146.1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22288" calcext:value-type="float">
            <text:p>146.3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2872" calcext:value-type="float">
            <text:p>146.4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7568" calcext:value-type="float">
            <text:p>146.6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13016" calcext:value-type="float">
            <text:p>146.8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65416" calcext:value-type="float">
            <text:p>146.9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39736" calcext:value-type="float">
            <text:p>147.2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1592" calcext:value-type="float">
            <text:p>147.6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7768" calcext:value-type="float">
            <text:p>148.2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4776" calcext:value-type="float">
            <text:p>149.4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42856" calcext:value-type="float">
            <text:p>149.3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3008" calcext:value-type="float">
            <text:p>148.2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96024" calcext:value-type="float">
            <text:p>146.4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0136" calcext:value-type="float">
            <text:p>146.6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43496" calcext:value-type="float">
            <text:p>146.8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30592" calcext:value-type="float">
            <text:p>147.2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9732" calcext:value-type="float">
            <text:p>146.1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0536" calcext:value-type="float">
            <text:p>146.0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97904" calcext:value-type="float">
            <text:p>146.2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6496" calcext:value-type="float">
            <text:p>146.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6872" calcext:value-type="float">
            <text:p>145.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71184" calcext:value-type="float">
            <text:p>145.8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13984" calcext:value-type="float">
            <text:p>145.4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9248" calcext:value-type="float">
            <text:p>144.8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3216" calcext:value-type="float">
            <text:p>144.6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4448" calcext:value-type="float">
            <text:p>144.5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25136" calcext:value-type="float">
            <text:p>144.7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3592" calcext:value-type="float">
            <text:p>144.5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52" calcext:value-type="float">
            <text:p>144.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5848" calcext:value-type="float">
            <text:p>144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9856" calcext:value-type="float">
            <text:p>144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092" calcext:value-type="float">
            <text:p>144.5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35576" calcext:value-type="float">
            <text:p>144.4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0064" calcext:value-type="float">
            <text:p>144.5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0064" calcext:value-type="float">
            <text:p>144.5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0816" calcext:value-type="float">
            <text:p>144.4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996" calcext:value-type="float">
            <text:p>144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76368" calcext:value-type="float">
            <text:p>144.6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0752" calcext:value-type="float">
            <text:p>144.7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0104" calcext:value-type="float">
            <text:p>144.8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78704" calcext:value-type="float">
            <text:p>145.0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51272" calcext:value-type="float">
            <text:p>145.0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8728" calcext:value-type="float">
            <text:p>144.5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8728" calcext:value-type="float">
            <text:p>144.5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3216" calcext:value-type="float">
            <text:p>144.6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0336" calcext:value-type="float">
            <text:p>144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7872" calcext:value-type="float">
            <text:p>144.5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7332" calcext:value-type="float">
            <text:p>144.6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1232" calcext:value-type="float">
            <text:p>144.7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384" calcext:value-type="float">
            <text:p>145.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428" calcext:value-type="float">
            <text:p>144.7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28" calcext:value-type="float">
            <text:p>144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0128" calcext:value-type="float">
            <text:p>144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5096" calcext:value-type="float">
            <text:p>144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9648" calcext:value-type="float">
            <text:p>144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232" calcext:value-type="float">
            <text:p>144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1088" calcext:value-type="float">
            <text:p>144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55616" calcext:value-type="float">
            <text:p>144.7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5032" calcext:value-type="float">
            <text:p>144.6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62" calcext:value-type="float">
            <text:p>144.8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472" calcext:value-type="float">
            <text:p>144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5784" calcext:value-type="float">
            <text:p>144.5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28184" calcext:value-type="float">
            <text:p>144.7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7332" calcext:value-type="float">
            <text:p>144.6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8936" calcext:value-type="float">
            <text:p>144.6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6744" calcext:value-type="float">
            <text:p>144.6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6472" calcext:value-type="float">
            <text:p>144.7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65344" calcext:value-type="float">
            <text:p>144.8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57952" calcext:value-type="float">
            <text:p>145.1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7432" calcext:value-type="float">
            <text:p>144.8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11064" calcext:value-type="float">
            <text:p>144.9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8016" calcext:value-type="float">
            <text:p>144.9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41544" calcext:value-type="float">
            <text:p>144.9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78704" calcext:value-type="float">
            <text:p>145.0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5912" calcext:value-type="float">
            <text:p>145.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69432" calcext:value-type="float">
            <text:p>145.5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89472" calcext:value-type="float">
            <text:p>145.8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9824" calcext:value-type="float">
            <text:p>146.4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0696" calcext:value-type="float">
            <text:p>147.3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8624" calcext:value-type="float">
            <text:p>148.2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7852" calcext:value-type="float">
            <text:p>148.1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0816" calcext:value-type="float">
            <text:p>148.2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1776" calcext:value-type="float">
            <text:p>148.3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69504" calcext:value-type="float">
            <text:p>147.6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9424" calcext:value-type="float">
            <text:p>147.0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91224" calcext:value-type="float">
            <text:p>146.1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7408" calcext:value-type="float">
            <text:p>145.3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63008" calcext:value-type="float">
            <text:p>144.4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03928" calcext:value-type="float">
            <text:p>144.2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06976" calcext:value-type="float">
            <text:p>144.2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9776" calcext:value-type="float">
            <text:p>143.7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98088" calcext:value-type="float">
            <text:p>143.1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23184" calcext:value-type="float">
            <text:p>142.8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308" calcext:value-type="float">
            <text:p>142.7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356" calcext:value-type="float">
            <text:p>142.7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7632" calcext:value-type="float">
            <text:p>142.5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164" calcext:value-type="float">
            <text:p>142.6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6712" calcext:value-type="float">
            <text:p>142.8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3728" calcext:value-type="float">
            <text:p>142.6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3936" calcext:value-type="float">
            <text:p>142.7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0408" calcext:value-type="float">
            <text:p>142.7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0616" calcext:value-type="float">
            <text:p>142.8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8424" calcext:value-type="float">
            <text:p>142.8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5376" calcext:value-type="float">
            <text:p>142.8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06192" calcext:value-type="float">
            <text:p>142.5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0848" calcext:value-type="float">
            <text:p>142.4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1432" calcext:value-type="float">
            <text:p>142.5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3456" calcext:value-type="float">
            <text:p>142.7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35376" calcext:value-type="float">
            <text:p>142.8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0408" calcext:value-type="float">
            <text:p>142.7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2936" calcext:value-type="float">
            <text:p>142.3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2936" calcext:value-type="float">
            <text:p>142.3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1872" calcext:value-type="float">
            <text:p>142.2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1976" calcext:value-type="float">
            <text:p>142.3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6256" calcext:value-type="float">
            <text:p>142.2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252" calcext:value-type="float">
            <text:p>142.0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3104" calcext:value-type="float">
            <text:p>142.1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5984" calcext:value-type="float">
            <text:p>142.3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1016" calcext:value-type="float">
            <text:p>142.2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9576" calcext:value-type="float">
            <text:p>142.1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5776" calcext:value-type="float">
            <text:p>142.2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492" calcext:value-type="float">
            <text:p>142.2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2456" calcext:value-type="float">
            <text:p>142.3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2832" calcext:value-type="float">
            <text:p>142.2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3896" calcext:value-type="float">
            <text:p>142.4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4064" calcext:value-type="float">
            <text:p>142.2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0744" calcext:value-type="float">
            <text:p>142.3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54376" calcext:value-type="float">
            <text:p>142.4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18384" calcext:value-type="float">
            <text:p>142.5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02" calcext:value-type="float">
            <text:p>142.5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1808" calcext:value-type="float">
            <text:p>142.4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1808" calcext:value-type="float">
            <text:p>142.4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7216" calcext:value-type="float">
            <text:p>142.3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064" calcext:value-type="float">
            <text:p>142.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3208" calcext:value-type="float">
            <text:p>142.2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14752" calcext:value-type="float">
            <text:p>142.4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732" calcext:value-type="float">
            <text:p>142.3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1224" calcext:value-type="float">
            <text:p>142.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4648" calcext:value-type="float">
            <text:p>142.3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444" calcext:value-type="float">
            <text:p>142.2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4064" calcext:value-type="float">
            <text:p>142.2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2728" calcext:value-type="float">
            <text:p>142.2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8552" calcext:value-type="float">
            <text:p>142.3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00096" calcext:value-type="float">
            <text:p>142.5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5568" calcext:value-type="float">
            <text:p>142.0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28368" calcext:value-type="float">
            <text:p>141.6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67408" calcext:value-type="float">
            <text:p>141.5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3128" calcext:value-type="float">
            <text:p>141.6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7032" calcext:value-type="float">
            <text:p>141.6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4256" calcext:value-type="float">
            <text:p>141.4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3296" calcext:value-type="float">
            <text:p>141.4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3296" calcext:value-type="float">
            <text:p>141.4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5384" calcext:value-type="float">
            <text:p>141.3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5112" calcext:value-type="float">
            <text:p>141.4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34" calcext:value-type="float">
            <text:p>141.5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2544" calcext:value-type="float">
            <text:p>141.5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244" calcext:value-type="float">
            <text:p>141.4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5384" calcext:value-type="float">
            <text:p>141.3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8432" calcext:value-type="float">
            <text:p>141.3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292" calcext:value-type="float">
            <text:p>141.4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8536" calcext:value-type="float">
            <text:p>141.4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5008" calcext:value-type="float">
            <text:p>141.4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2336" calcext:value-type="float">
            <text:p>141.3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6992" calcext:value-type="float">
            <text:p>141.2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9392" calcext:value-type="float">
            <text:p>141.4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672" calcext:value-type="float">
            <text:p>141.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5384" calcext:value-type="float">
            <text:p>141.3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1584" calcext:value-type="float">
            <text:p>141.4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9664" calcext:value-type="float">
            <text:p>141.3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244" calcext:value-type="float">
            <text:p>141.4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2064" calcext:value-type="float">
            <text:p>141.4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4256" calcext:value-type="float">
            <text:p>141.4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6072" calcext:value-type="float">
            <text:p>141.5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3984" calcext:value-type="float">
            <text:p>141.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768" calcext:value-type="float">
            <text:p>141.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768" calcext:value-type="float">
            <text:p>141.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1584" calcext:value-type="float">
            <text:p>141.4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2648" calcext:value-type="float">
            <text:p>141.5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3504" calcext:value-type="float">
            <text:p>141.5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0936" calcext:value-type="float">
            <text:p>141.6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7032" calcext:value-type="float">
            <text:p>141.6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9704" calcext:value-type="float">
            <text:p>141.6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3984" calcext:value-type="float">
            <text:p>141.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6384" calcext:value-type="float">
            <text:p>141.7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2688" calcext:value-type="float">
            <text:p>141.9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344" calcext:value-type="float">
            <text:p>141.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4504" calcext:value-type="float">
            <text:p>141.9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1184" calcext:value-type="float">
            <text:p>142.0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1288" calcext:value-type="float">
            <text:p>142.1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9304" calcext:value-type="float">
            <text:p>142.2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36088" calcext:value-type="float">
            <text:p>142.4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3416" calcext:value-type="float">
            <text:p>142.3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6568" calcext:value-type="float">
            <text:p>142.4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67152" calcext:value-type="float">
            <text:p>142.5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4452" calcext:value-type="float">
            <text:p>142.8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8112" calcext:value-type="float">
            <text:p>142.6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3456" calcext:value-type="float">
            <text:p>142.7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2432" calcext:value-type="float">
            <text:p>142.9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0888" calcext:value-type="float">
            <text:p>142.7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3768" calcext:value-type="float">
            <text:p>142.9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0088" calcext:value-type="float">
            <text:p>143.9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86" calcext:value-type="float">
            <text:p>145.0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5552" calcext:value-type="float">
            <text:p>145.0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12944" calcext:value-type="float">
            <text:p>144.7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7984" calcext:value-type="float">
            <text:p>143.1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5224" calcext:value-type="float">
            <text:p>143.9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6304" calcext:value-type="float">
            <text:p>144.9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76368" calcext:value-type="float">
            <text:p>144.6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9376" calcext:value-type="float">
            <text:p>144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86" calcext:value-type="float">
            <text:p>145.0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752" calcext:value-type="float">
            <text:p>143.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86" calcext:value-type="float">
            <text:p>145.0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5552" calcext:value-type="float">
            <text:p>145.0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192" calcext:value-type="float">
            <text:p>144.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7808" calcext:value-type="float">
            <text:p>144.7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5784" calcext:value-type="float">
            <text:p>144.5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77664" calcext:value-type="float">
            <text:p>144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9064" calcext:value-type="float">
            <text:p>144.1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51528" calcext:value-type="float">
            <text:p>144.0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752" calcext:value-type="float">
            <text:p>143.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0152" calcext:value-type="float">
            <text:p>143.7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3392" calcext:value-type="float">
            <text:p>142.9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2832" calcext:value-type="float">
            <text:p>142.2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3984" calcext:value-type="float">
            <text:p>141.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8312" calcext:value-type="float">
            <text:p>140.4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4344" calcext:value-type="float">
            <text:p>140.6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7056" calcext:value-type="float">
            <text:p>141.0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8408" calcext:value-type="float">
            <text:p>141.9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5616" calcext:value-type="float">
            <text:p>140.9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4512" calcext:value-type="float">
            <text:p>140.4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2008" calcext:value-type="float">
            <text:p>140.2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2528" calcext:value-type="float">
            <text:p>140.6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8456" calcext:value-type="float">
            <text:p>140.8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34976" calcext:value-type="float">
            <text:p>139.6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3264" calcext:value-type="float">
            <text:p>139.6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0508" calcext:value-type="float">
            <text:p>139.7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0508" calcext:value-type="float">
            <text:p>139.7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9464" calcext:value-type="float">
            <text:p>139.7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02032" calcext:value-type="float">
            <text:p>139.7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4328" calcext:value-type="float">
            <text:p>139.7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224" calcext:value-type="float">
            <text:p>139.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7104" calcext:value-type="float">
            <text:p>139.8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9232" calcext:value-type="float">
            <text:p>140.1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708" calcext:value-type="float">
            <text:p>140.4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0776" calcext:value-type="float">
            <text:p>140.3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0904" calcext:value-type="float">
            <text:p>139.8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2448" calcext:value-type="float">
            <text:p>139.9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0672" calcext:value-type="float">
            <text:p>140.2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7392" calcext:value-type="float">
            <text:p>140.6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2128" calcext:value-type="float">
            <text:p>141.2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8232" calcext:value-type="float">
            <text:p>139.7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9672" calcext:value-type="float">
            <text:p>139.8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9296" calcext:value-type="float">
            <text:p>139.9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0048" calcext:value-type="float">
            <text:p>139.8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6832" calcext:value-type="float">
            <text:p>140.0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996" calcext:value-type="float">
            <text:p>140.6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1192" calcext:value-type="float">
            <text:p>140.6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528" calcext:value-type="float">
            <text:p>141.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0816" calcext:value-type="float">
            <text:p>140.6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6096" calcext:value-type="float">
            <text:p>140.9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368" calcext:value-type="float">
            <text:p>139.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5288" calcext:value-type="float">
            <text:p>139.8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4096" calcext:value-type="float">
            <text:p>140.2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5456" calcext:value-type="float">
            <text:p>139.6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3368" calcext:value-type="float">
            <text:p>139.7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5184" calcext:value-type="float">
            <text:p>139.7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956" calcext:value-type="float">
            <text:p>141.2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2928" calcext:value-type="float">
            <text:p>140.0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7664" calcext:value-type="float">
            <text:p>140.5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7768" calcext:value-type="float">
            <text:p>140.6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6656" calcext:value-type="float">
            <text:p>141.6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5176" calcext:value-type="float">
            <text:p>141.2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2192" calcext:value-type="float">
            <text:p>140.9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2008" calcext:value-type="float">
            <text:p>140.2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2616" calcext:value-type="float">
            <text:p>139.8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9464" calcext:value-type="float">
            <text:p>139.7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81864" calcext:value-type="float">
            <text:p>139.8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8336" calcext:value-type="float">
            <text:p>139.8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6272" calcext:value-type="float">
            <text:p>139.3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6392" calcext:value-type="float">
            <text:p>140.2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452" calcext:value-type="float">
            <text:p>139.0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2056" calcext:value-type="float">
            <text:p>139.1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4688" calcext:value-type="float">
            <text:p>138.8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0888" calcext:value-type="float">
            <text:p>138.9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41656" calcext:value-type="float">
            <text:p>139.7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5312" calcext:value-type="float">
            <text:p>139.2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2016" calcext:value-type="float">
            <text:p>138.8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9968" calcext:value-type="float">
            <text:p>139.1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6396" calcext:value-type="float">
            <text:p>138.3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35816" calcext:value-type="float">
            <text:p>138.7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828" calcext:value-type="float">
            <text:p>138.6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772" calcext:value-type="float">
            <text:p>137.9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0768" calcext:value-type="float">
            <text:p>137.9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0768" calcext:value-type="float">
            <text:p>137.9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4296" calcext:value-type="float">
            <text:p>138.0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7344" calcext:value-type="float">
            <text:p>138.0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9536" calcext:value-type="float">
            <text:p>138.0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344" calcext:value-type="float">
            <text:p>138.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964" calcext:value-type="float">
            <text:p>138.0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1832" calcext:value-type="float">
            <text:p>138.1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4024" calcext:value-type="float">
            <text:p>138.1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4608" calcext:value-type="float">
            <text:p>138.2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9848" calcext:value-type="float">
            <text:p>138.2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9744" calcext:value-type="float">
            <text:p>138.1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8888" calcext:value-type="float">
            <text:p>138.1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5464" calcext:value-type="float">
            <text:p>138.2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68" calcext:value-type="float">
            <text:p>138.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68" calcext:value-type="float">
            <text:p>138.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5192" calcext:value-type="float">
            <text:p>138.3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348" calcext:value-type="float">
            <text:p>138.3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6048" calcext:value-type="float">
            <text:p>138.3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3856" calcext:value-type="float">
            <text:p>138.2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3584" calcext:value-type="float">
            <text:p>138.4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444" calcext:value-type="float">
            <text:p>138.3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3208" calcext:value-type="float">
            <text:p>138.4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5232" calcext:value-type="float">
            <text:p>138.6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6568" calcext:value-type="float">
            <text:p>138.6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7048" calcext:value-type="float">
            <text:p>138.6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1536" calcext:value-type="float">
            <text:p>138.7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5" calcext:value-type="float">
            <text:p>139.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4808" calcext:value-type="float">
            <text:p>139.8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7088" calcext:value-type="float">
            <text:p>139.0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928" calcext:value-type="float">
            <text:p>139.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7504" calcext:value-type="float">
            <text:p>139.2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2824" calcext:value-type="float">
            <text:p>139.9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7608" calcext:value-type="float">
            <text:p>139.3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2808" calcext:value-type="float">
            <text:p>139.0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1784" calcext:value-type="float">
            <text:p>139.2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9696" calcext:value-type="float">
            <text:p>139.2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2056" calcext:value-type="float">
            <text:p>139.1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1072" calcext:value-type="float">
            <text:p>139.6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3432" calcext:value-type="float">
            <text:p>139.4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5" calcext:value-type="float">
            <text:p>139.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32" calcext:value-type="float">
            <text:p>139.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1072" calcext:value-type="float">
            <text:p>139.6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5096" calcext:value-type="float">
            <text:p>140.5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0672" calcext:value-type="float">
            <text:p>140.2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58" calcext:value-type="float">
            <text:p>137.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2" calcext:value-type="float">
            <text:p>137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3232" calcext:value-type="float">
            <text:p>137.8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55528" calcext:value-type="float">
            <text:p>137.9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57408" calcext:value-type="float">
            <text:p>137.7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6656" calcext:value-type="float">
            <text:p>137.8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3984" calcext:value-type="float">
            <text:p>137.7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8368" calcext:value-type="float">
            <text:p>137.8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4024" calcext:value-type="float">
            <text:p>138.1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4632" calcext:value-type="float">
            <text:p>137.6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5008" calcext:value-type="float">
            <text:p>137.6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47096" calcext:value-type="float">
            <text:p>137.5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7472" calcext:value-type="float">
            <text:p>137.5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576" calcext:value-type="float">
            <text:p>137.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672" calcext:value-type="float">
            <text:p>137.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98912" calcext:value-type="float">
            <text:p>137.5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624" calcext:value-type="float">
            <text:p>137.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72" calcext:value-type="float">
            <text:p>137.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9016" calcext:value-type="float">
            <text:p>137.6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2064" calcext:value-type="float">
            <text:p>137.6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388" calcext:value-type="float">
            <text:p>137.7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9496" calcext:value-type="float">
            <text:p>137.6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5216" calcext:value-type="float">
            <text:p>137.7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5436" calcext:value-type="float">
            <text:p>137.7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8744" calcext:value-type="float">
            <text:p>137.7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9704" calcext:value-type="float">
            <text:p>137.8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2752" calcext:value-type="float">
            <text:p>137.8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0664" calcext:value-type="float">
            <text:p>137.9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58" calcext:value-type="float">
            <text:p>137.8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296" calcext:value-type="float">
            <text:p>137.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3272" calcext:value-type="float">
            <text:p>138.1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0056" calcext:value-type="float">
            <text:p>138.3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5256" calcext:value-type="float">
            <text:p>138.0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3064" calcext:value-type="float">
            <text:p>138.0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0488" calcext:value-type="float">
            <text:p>138.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0872" calcext:value-type="float">
            <text:p>138.0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4504" calcext:value-type="float">
            <text:p>138.1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0224" calcext:value-type="float">
            <text:p>138.1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2792" calcext:value-type="float">
            <text:p>138.1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3648" calcext:value-type="float">
            <text:p>138.1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14608" calcext:value-type="float">
            <text:p>138.2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6424" calcext:value-type="float">
            <text:p>138.2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88344" calcext:value-type="float">
            <text:p>138.3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8448" calcext:value-type="float">
            <text:p>138.4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068" calcext:value-type="float">
            <text:p>138.7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37112" calcext:value-type="float">
            <text:p>138.4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9784" calcext:value-type="float">
            <text:p>138.4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5984" calcext:value-type="float">
            <text:p>138.5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4752" calcext:value-type="float">
            <text:p>138.6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0032" calcext:value-type="float">
            <text:p>138.9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91136" calcext:value-type="float">
            <text:p>139.3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0032" calcext:value-type="float">
            <text:p>138.9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68632" calcext:value-type="float">
            <text:p>139.1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5728" calcext:value-type="float">
            <text:p>139.5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8688" calcext:value-type="float">
            <text:p>140.3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9776" calcext:value-type="float">
            <text:p>139.9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8504" calcext:value-type="float">
            <text:p>139.6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2072" calcext:value-type="float">
            <text:p>140.0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8352" calcext:value-type="float">
            <text:p>140.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9496" calcext:value-type="float">
            <text:p>141.5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38" calcext:value-type="float">
            <text:p>140.8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1848" calcext:value-type="float">
            <text:p>138.9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6984" calcext:value-type="float">
            <text:p>138.9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9528" calcext:value-type="float">
            <text:p>139.4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7344" calcext:value-type="float">
            <text:p>138.0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06" calcext:value-type="float">
            <text:p>138.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2168" calcext:value-type="float">
            <text:p>137.7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0664" calcext:value-type="float">
            <text:p>137.9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98" calcext:value-type="float">
            <text:p>139.3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7864" calcext:value-type="float">
            <text:p>138.3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9704" calcext:value-type="float">
            <text:p>137.8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2936" calcext:value-type="float">
            <text:p>138.5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1624" calcext:value-type="float">
            <text:p>137.9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8672" calcext:value-type="float">
            <text:p>137.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7368" calcext:value-type="float">
            <text:p>137.4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196" calcext:value-type="float">
            <text:p>137.6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8952" calcext:value-type="float">
            <text:p>137.9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2984" calcext:value-type="float">
            <text:p>137.4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4072" calcext:value-type="float">
            <text:p>136.9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1088" calcext:value-type="float">
            <text:p>136.7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04" calcext:value-type="float">
            <text:p>136.7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5744" calcext:value-type="float">
            <text:p>136.6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8792" calcext:value-type="float">
            <text:p>136.6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2696" calcext:value-type="float">
            <text:p>136.6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8896" calcext:value-type="float">
            <text:p>136.7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4888" calcext:value-type="float">
            <text:p>136.6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1464" calcext:value-type="float">
            <text:p>136.6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7184" calcext:value-type="float">
            <text:p>136.7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5744" calcext:value-type="float">
            <text:p>136.6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3552" calcext:value-type="float">
            <text:p>136.6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5368" calcext:value-type="float">
            <text:p>136.6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9752" calcext:value-type="float">
            <text:p>136.6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328" calcext:value-type="float">
            <text:p>136.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8896" calcext:value-type="float">
            <text:p>136.7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5952" calcext:value-type="float">
            <text:p>136.7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1672" calcext:value-type="float">
            <text:p>136.8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5576" calcext:value-type="float">
            <text:p>136.8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2904" calcext:value-type="float">
            <text:p>136.7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0064" calcext:value-type="float">
            <text:p>136.9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0544" calcext:value-type="float">
            <text:p>136.9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6744" calcext:value-type="float">
            <text:p>137.0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9896" calcext:value-type="float">
            <text:p>137.0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096" calcext:value-type="float">
            <text:p>137.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9888" calcext:value-type="float">
            <text:p>138.5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776" calcext:value-type="float">
            <text:p>138.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432" calcext:value-type="float">
            <text:p>137.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6392" calcext:value-type="float">
            <text:p>136.4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2736" calcext:value-type="float">
            <text:p>136.9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0572" calcext:value-type="float">
            <text:p>137.2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3824" calcext:value-type="float">
            <text:p>136.5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088" calcext:value-type="float">
            <text:p>136.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6496" calcext:value-type="float">
            <text:p>136.5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0424" calcext:value-type="float">
            <text:p>135.9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22" calcext:value-type="float">
            <text:p>135.7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7504" calcext:value-type="float">
            <text:p>135.4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836" calcext:value-type="float">
            <text:p>135.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6856" calcext:value-type="float">
            <text:p>135.6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5584" calcext:value-type="float">
            <text:p>135.3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34832" calcext:value-type="float">
            <text:p>135.4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884" calcext:value-type="float">
            <text:p>135.4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8736" calcext:value-type="float">
            <text:p>135.4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5792" calcext:value-type="float">
            <text:p>135.4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8088" calcext:value-type="float">
            <text:p>135.5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456" calcext:value-type="float">
            <text:p>135.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3536" calcext:value-type="float">
            <text:p>135.7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9256" calcext:value-type="float">
            <text:p>135.7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888" calcext:value-type="float">
            <text:p>135.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0024" calcext:value-type="float">
            <text:p>136.5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4592" calcext:value-type="float">
            <text:p>137.3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01048" calcext:value-type="float">
            <text:p>136.4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472" calcext:value-type="float">
            <text:p>136.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3424" calcext:value-type="float">
            <text:p>137.1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472" calcext:value-type="float">
            <text:p>136.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9504" calcext:value-type="float">
            <text:p>136.2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5992" calcext:value-type="float">
            <text:p>137.0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0256" calcext:value-type="float">
            <text:p>136.1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888" calcext:value-type="float">
            <text:p>135.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4296" calcext:value-type="float">
            <text:p>134.1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06" calcext:value-type="float">
            <text:p>134.3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68" calcext:value-type="float">
            <text:p>134.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200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0056" calcext:value-type="float">
            <text:p>134.5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3064" calcext:value-type="float">
            <text:p>134.2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3936" calcext:value-type="float">
            <text:p>135.1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5208" calcext:value-type="float">
            <text:p>135.3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248" calcext:value-type="float">
            <text:p>134.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0728" calcext:value-type="float">
            <text:p>133.8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8344" calcext:value-type="float">
            <text:p>134.5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5672" calcext:value-type="float">
            <text:p>134.5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0768" calcext:value-type="float">
            <text:p>134.1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9824" calcext:value-type="float">
            <text:p>134.9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3336" calcext:value-type="float">
            <text:p>134.1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6672" calcext:value-type="float">
            <text:p>134.9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4376" calcext:value-type="float">
            <text:p>134.8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0408" calcext:value-type="float">
            <text:p>135.0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1872" calcext:value-type="float">
            <text:p>134.6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104" calcext:value-type="float">
            <text:p>134.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5808" calcext:value-type="float">
            <text:p>132.5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01944" calcext:value-type="float">
            <text:p>132.9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2072" calcext:value-type="float">
            <text:p>132.4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78144" calcext:value-type="float">
            <text:p>132.9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4136" calcext:value-type="float">
            <text:p>132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992" calcext:value-type="float">
            <text:p>132.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4768" calcext:value-type="float">
            <text:p>131.8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1656" calcext:value-type="float">
            <text:p>132.1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3032" calcext:value-type="float">
            <text:p>132.4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956" calcext:value-type="float">
            <text:p>133.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0904" calcext:value-type="float">
            <text:p>132.2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2952" calcext:value-type="float">
            <text:p>131.8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128" calcext:value-type="float">
            <text:p>132.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7984" calcext:value-type="float">
            <text:p>131.6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3224" calcext:value-type="float">
            <text:p>131.7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272" calcext:value-type="float">
            <text:p>132.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0112" calcext:value-type="float">
            <text:p>131.9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7456" calcext:value-type="float">
            <text:p>132.8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7336" calcext:value-type="float">
            <text:p>131.8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8504" calcext:value-type="float">
            <text:p>132.0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5688" calcext:value-type="float">
            <text:p>131.6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6736" calcext:value-type="float">
            <text:p>130.8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208" calcext:value-type="float">
            <text:p>130.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8656" calcext:value-type="float">
            <text:p>130.9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6568" calcext:value-type="float">
            <text:p>131.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73144" calcext:value-type="float">
            <text:p>131.0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068" calcext:value-type="float">
            <text:p>131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4752" calcext:value-type="float">
            <text:p>130.9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5504" calcext:value-type="float">
            <text:p>130.9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7696" calcext:value-type="float">
            <text:p>130.9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8552" calcext:value-type="float">
            <text:p>130.9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2936" calcext:value-type="float">
            <text:p>130.9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0264" calcext:value-type="float">
            <text:p>130.8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5128" calcext:value-type="float">
            <text:p>130.9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208" calcext:value-type="float">
            <text:p>130.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1328" calcext:value-type="float">
            <text:p>131.0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636" calcext:value-type="float">
            <text:p>130.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3792" calcext:value-type="float">
            <text:p>130.9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256" calcext:value-type="float">
            <text:p>130.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304" calcext:value-type="float">
            <text:p>131.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4752" calcext:value-type="float">
            <text:p>130.9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256" calcext:value-type="float">
            <text:p>130.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70096" calcext:value-type="float">
            <text:p>131.0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9616" calcext:value-type="float">
            <text:p>131.0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4104" calcext:value-type="float">
            <text:p>131.1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6296" calcext:value-type="float">
            <text:p>131.1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1912" calcext:value-type="float">
            <text:p>131.1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9824" calcext:value-type="float">
            <text:p>131.1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0032" calcext:value-type="float">
            <text:p>131.3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2224" calcext:value-type="float">
            <text:p>131.3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48632" calcext:value-type="float">
            <text:p>131.5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9592" calcext:value-type="float">
            <text:p>131.6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6752" calcext:value-type="float">
            <text:p>131.7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7376" calcext:value-type="float">
            <text:p>132.1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02656" calcext:value-type="float">
            <text:p>132.5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3152" calcext:value-type="float">
            <text:p>133.4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7752" calcext:value-type="float">
            <text:p>132.1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4432" calcext:value-type="float">
            <text:p>132.2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9608" calcext:value-type="float">
            <text:p>132.4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0168" calcext:value-type="float">
            <text:p>133.1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244" calcext:value-type="float">
            <text:p>133.8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72048" calcext:value-type="float">
            <text:p>132.9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2064" calcext:value-type="float">
            <text:p>133.8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9328" calcext:value-type="float">
            <text:p>134.0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2904" calcext:value-type="float">
            <text:p>132.9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4256" calcext:value-type="float">
            <text:p>133.8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5776" calcext:value-type="float">
            <text:p>134.6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3896" calcext:value-type="float">
            <text:p>134.8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0536" calcext:value-type="float">
            <text:p>134.5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7344" calcext:value-type="float">
            <text:p>134.1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5008" calcext:value-type="float">
            <text:p>133.7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3464" calcext:value-type="float">
            <text:p>133.6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152" calcext:value-type="float">
            <text:p>134.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148" calcext:value-type="float">
            <text:p>133.7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4384" calcext:value-type="float">
            <text:p>133.3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5472" calcext:value-type="float">
            <text:p>132.9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6376" calcext:value-type="float">
            <text:p>131.7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2152" calcext:value-type="float">
            <text:p>133.0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5576" calcext:value-type="float">
            <text:p>133.0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1824" calcext:value-type="float">
            <text:p>131.9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4456" calcext:value-type="float">
            <text:p>131.6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7" calcext:value-type="float">
            <text:p>132.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9048" calcext:value-type="float">
            <text:p>131.8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3232" calcext:value-type="float">
            <text:p>130.2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1208" calcext:value-type="float">
            <text:p>130.0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2392" calcext:value-type="float">
            <text:p>131.1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6056" calcext:value-type="float">
            <text:p>129.2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28" calcext:value-type="float">
            <text:p>129.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76704" calcext:value-type="float">
            <text:p>129.0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18792" calcext:value-type="float">
            <text:p>129.0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4136" calcext:value-type="float">
            <text:p>129.1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804" calcext:value-type="float">
            <text:p>129.0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8896" calcext:value-type="float">
            <text:p>129.0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2152" calcext:value-type="float">
            <text:p>129.2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1088" calcext:value-type="float">
            <text:p>129.1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2852" calcext:value-type="float">
            <text:p>129.1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58416" calcext:value-type="float">
            <text:p>129.0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2528" calcext:value-type="float">
            <text:p>129.1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52904" calcext:value-type="float">
            <text:p>129.1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1672" calcext:value-type="float">
            <text:p>129.2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044" calcext:value-type="float">
            <text:p>129.2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092" calcext:value-type="float">
            <text:p>129.2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7016" calcext:value-type="float">
            <text:p>129.2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7872" calcext:value-type="float">
            <text:p>129.2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7496" calcext:value-type="float">
            <text:p>129.3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9312" calcext:value-type="float">
            <text:p>129.3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9792" calcext:value-type="float">
            <text:p>129.3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904" calcext:value-type="float">
            <text:p>129.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6472" calcext:value-type="float">
            <text:p>129.5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952" calcext:value-type="float">
            <text:p>129.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8496" calcext:value-type="float">
            <text:p>129.6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50312" calcext:value-type="float">
            <text:p>129.7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2712" calcext:value-type="float">
            <text:p>129.9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0624" calcext:value-type="float">
            <text:p>129.9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52648" calcext:value-type="float">
            <text:p>130.1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5528" calcext:value-type="float">
            <text:p>130.3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2456" calcext:value-type="float">
            <text:p>130.9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9088" calcext:value-type="float">
            <text:p>132.1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4768" calcext:value-type="float">
            <text:p>131.8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9408" calcext:value-type="float">
            <text:p>130.8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9728" calcext:value-type="float">
            <text:p>129.6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7472" calcext:value-type="float">
            <text:p>129.8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816" calcext:value-type="float">
            <text:p>130.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488" calcext:value-type="float">
            <text:p>130.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356" calcext:value-type="float">
            <text:p>131.3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1272" calcext:value-type="float">
            <text:p>129.8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4592" calcext:value-type="float">
            <text:p>129.7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57576" calcext:value-type="float">
            <text:p>129.9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956" calcext:value-type="float">
            <text:p>129.8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576" calcext:value-type="float">
            <text:p>129.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09392" calcext:value-type="float">
            <text:p>130.0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58" calcext:value-type="float">
            <text:p>130.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3856" calcext:value-type="float">
            <text:p>130.6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8984" calcext:value-type="float">
            <text:p>132.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3456" calcext:value-type="float">
            <text:p>131.2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8872" calcext:value-type="float">
            <text:p>129.6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36952" calcext:value-type="float">
            <text:p>129.5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7304" calcext:value-type="float">
            <text:p>130.0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5592" calcext:value-type="float">
            <text:p>130.0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15616" calcext:value-type="float">
            <text:p>129.5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4848" calcext:value-type="float">
            <text:p>128.7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2552" calcext:value-type="float">
            <text:p>128.6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2928" calcext:value-type="float">
            <text:p>128.5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28064" calcext:value-type="float">
            <text:p>128.5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1112" calcext:value-type="float">
            <text:p>128.5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5288" calcext:value-type="float">
            <text:p>128.4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67104" calcext:value-type="float">
            <text:p>128.4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5768" calcext:value-type="float">
            <text:p>128.4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1384" calcext:value-type="float">
            <text:p>128.4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87856" calcext:value-type="float">
            <text:p>128.3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85392" calcext:value-type="float">
            <text:p>128.4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82344" calcext:value-type="float">
            <text:p>128.4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6352" calcext:value-type="float">
            <text:p>128.5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6728" calcext:value-type="float">
            <text:p>128.5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1216" calcext:value-type="float">
            <text:p>128.6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5704" calcext:value-type="float">
            <text:p>128.6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0632" calcext:value-type="float">
            <text:p>128.5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4432" calcext:value-type="float">
            <text:p>128.4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5664" calcext:value-type="float">
            <text:p>128.3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1864" calcext:value-type="float">
            <text:p>128.4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5768" calcext:value-type="float">
            <text:p>128.4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82344" calcext:value-type="float">
            <text:p>128.4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28064" calcext:value-type="float">
            <text:p>128.5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6728" calcext:value-type="float">
            <text:p>128.5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9296" calcext:value-type="float">
            <text:p>128.4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0152" calcext:value-type="float">
            <text:p>128.4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82344" calcext:value-type="float">
            <text:p>128.4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1384" calcext:value-type="float">
            <text:p>128.4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036" calcext:value-type="float">
            <text:p>128.6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77416" calcext:value-type="float">
            <text:p>128.6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7896" calcext:value-type="float">
            <text:p>128.7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18" calcext:value-type="float">
            <text:p>128.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26184" calcext:value-type="float">
            <text:p>128.7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6936" calcext:value-type="float">
            <text:p>128.6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9024" calcext:value-type="float">
            <text:p>128.5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8272" calcext:value-type="float">
            <text:p>128.6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8648" calcext:value-type="float">
            <text:p>128.6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9504" calcext:value-type="float">
            <text:p>128.6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8648" calcext:value-type="float">
            <text:p>128.6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9984" calcext:value-type="float">
            <text:p>128.6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94" calcext:value-type="float">
            <text:p>128.5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58544" calcext:value-type="float">
            <text:p>128.5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1592" calcext:value-type="float">
            <text:p>128.5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3888" calcext:value-type="float">
            <text:p>128.6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9024" calcext:value-type="float">
            <text:p>128.5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9984" calcext:value-type="float">
            <text:p>128.6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3512" calcext:value-type="float">
            <text:p>128.6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0464" calcext:value-type="float">
            <text:p>128.6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8" calcext:value-type="float">
            <text:p>128.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8752" calcext:value-type="float">
            <text:p>128.6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3928" calcext:value-type="float">
            <text:p>128.9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35328" calcext:value-type="float">
            <text:p>128.7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3228" calcext:value-type="float">
            <text:p>128.7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53032" calcext:value-type="float">
            <text:p>128.6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9608" calcext:value-type="float">
            <text:p>128.6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74368" calcext:value-type="float">
            <text:p>128.6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26184" calcext:value-type="float">
            <text:p>128.7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468" calcext:value-type="float">
            <text:p>128.8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9544" calcext:value-type="float">
            <text:p>128.9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17624" calcext:value-type="float">
            <text:p>128.8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2968" calcext:value-type="float">
            <text:p>128.9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4136" calcext:value-type="float">
            <text:p>129.1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7392" calcext:value-type="float">
            <text:p>129.2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4072" calcext:value-type="float">
            <text:p>129.3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8936" calcext:value-type="float">
            <text:p>129.4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4968" calcext:value-type="float">
            <text:p>129.6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3632" calcext:value-type="float">
            <text:p>129.6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192" calcext:value-type="float">
            <text:p>129.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53944" calcext:value-type="float">
            <text:p>129.8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3608" calcext:value-type="float">
            <text:p>130.2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6004" calcext:value-type="float">
            <text:p>129.8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7144" calcext:value-type="float">
            <text:p>128.7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1048" calcext:value-type="float">
            <text:p>128.7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3824" calcext:value-type="float">
            <text:p>128.8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44344" calcext:value-type="float">
            <text:p>129.2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8104" calcext:value-type="float">
            <text:p>128.8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35328" calcext:value-type="float">
            <text:p>128.7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7728" calcext:value-type="float">
            <text:p>128.8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3928" calcext:value-type="float">
            <text:p>128.9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7936" calcext:value-type="float">
            <text:p>129.0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6432" calcext:value-type="float">
            <text:p>129.1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1336" calcext:value-type="float">
            <text:p>129.5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8328" calcext:value-type="float">
            <text:p>129.8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2496" calcext:value-type="float">
            <text:p>131.2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878" calcext:value-type="float">
            <text:p>130.9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2624" calcext:value-type="float">
            <text:p>130.7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8676" calcext:value-type="float">
            <text:p>130.2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7848" calcext:value-type="float">
            <text:p>129.8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79424" calcext:value-type="float">
            <text:p>127.9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44016" calcext:value-type="float">
            <text:p>128.1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34872" calcext:value-type="float">
            <text:p>128.1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7648" calcext:value-type="float">
            <text:p>128.2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5912" calcext:value-type="float">
            <text:p>128.8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5104" calcext:value-type="float">
            <text:p>127.7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9512" calcext:value-type="float">
            <text:p>127.1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5608" calcext:value-type="float">
            <text:p>127.1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11328" calcext:value-type="float">
            <text:p>127.2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4416" calcext:value-type="float">
            <text:p>127.5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12368" calcext:value-type="float">
            <text:p>127.9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6144" calcext:value-type="float">
            <text:p>128.4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2144" calcext:value-type="float">
            <text:p>126.8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2624" calcext:value-type="float">
            <text:p>126.9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3856" calcext:value-type="float">
            <text:p>126.8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5944" calcext:value-type="float">
            <text:p>126.8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9472" calcext:value-type="float">
            <text:p>126.8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3272" calcext:value-type="float">
            <text:p>126.7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4232" calcext:value-type="float">
            <text:p>126.8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9368" calcext:value-type="float">
            <text:p>126.7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7176" calcext:value-type="float">
            <text:p>126.7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5088" calcext:value-type="float">
            <text:p>126.8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0432" calcext:value-type="float">
            <text:p>126.9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5568" calcext:value-type="float">
            <text:p>126.8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9952" calcext:value-type="float">
            <text:p>126.8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9304" calcext:value-type="float">
            <text:p>127.0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0536" calcext:value-type="float">
            <text:p>126.9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3688" calcext:value-type="float">
            <text:p>127.0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9784" calcext:value-type="float">
            <text:p>127.0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2832" calcext:value-type="float">
            <text:p>127.0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8072" calcext:value-type="float">
            <text:p>127.0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5504" calcext:value-type="float">
            <text:p>127.0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9408" calcext:value-type="float">
            <text:p>127.0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2936" calcext:value-type="float">
            <text:p>127.1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4272" calcext:value-type="float">
            <text:p>127.1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5232" calcext:value-type="float">
            <text:p>127.2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6672" calcext:value-type="float">
            <text:p>127.2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8384" calcext:value-type="float">
            <text:p>127.2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18592" calcext:value-type="float">
            <text:p>127.4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9928" calcext:value-type="float">
            <text:p>127.4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6128" calcext:value-type="float">
            <text:p>127.5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308" calcext:value-type="float">
            <text:p>127.5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9176" calcext:value-type="float">
            <text:p>127.5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62432" calcext:value-type="float">
            <text:p>127.6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4728" calcext:value-type="float">
            <text:p>127.7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06272" calcext:value-type="float">
            <text:p>127.9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648" calcext:value-type="float">
            <text:p>128.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34872" calcext:value-type="float">
            <text:p>128.1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7648" calcext:value-type="float">
            <text:p>128.2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67104" calcext:value-type="float">
            <text:p>128.4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3784" calcext:value-type="float">
            <text:p>128.5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8856" calcext:value-type="float">
            <text:p>128.7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34032" calcext:value-type="float">
            <text:p>129.0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24176" calcext:value-type="float">
            <text:p>129.4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6568" calcext:value-type="float">
            <text:p>131.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1664" calcext:value-type="float">
            <text:p>130.6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6848" calcext:value-type="float">
            <text:p>129.4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3208" calcext:value-type="float">
            <text:p>130.8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7512" calcext:value-type="float">
            <text:p>130.2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1848" calcext:value-type="float">
            <text:p>127.5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9552" calcext:value-type="float">
            <text:p>127.4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4688" calcext:value-type="float">
            <text:p>127.4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2016" calcext:value-type="float">
            <text:p>127.3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6048" calcext:value-type="float">
            <text:p>126.8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3792" calcext:value-type="float">
            <text:p>127.1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6128" calcext:value-type="float">
            <text:p>127.5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8104" calcext:value-type="float">
            <text:p>128.8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984" calcext:value-type="float">
            <text:p>128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8632" calcext:value-type="float">
            <text:p>127.7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84936" calcext:value-type="float">
            <text:p>127.8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204" calcext:value-type="float">
            <text:p>126.8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1544" calcext:value-type="float">
            <text:p>125.8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716" calcext:value-type="float">
            <text:p>125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7536" calcext:value-type="float">
            <text:p>125.8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5552" calcext:value-type="float">
            <text:p>125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1272" calcext:value-type="float">
            <text:p>126.0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388" calcext:value-type="float">
            <text:p>126.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8096" calcext:value-type="float">
            <text:p>126.4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3752" calcext:value-type="float">
            <text:p>126.7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6232" calcext:value-type="float">
            <text:p>127.5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668" calcext:value-type="float">
            <text:p>125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8872" calcext:value-type="float">
            <text:p>125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2776" calcext:value-type="float">
            <text:p>125.8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2504" calcext:value-type="float">
            <text:p>125.9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9352" calcext:value-type="float">
            <text:p>125.8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8872" calcext:value-type="float">
            <text:p>125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5928" calcext:value-type="float">
            <text:p>125.9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8704" calcext:value-type="float">
            <text:p>126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956" calcext:value-type="float">
            <text:p>126.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624" calcext:value-type="float">
            <text:p>126.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0352" calcext:value-type="float">
            <text:p>126.2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776" calcext:value-type="float">
            <text:p>126.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908" calcext:value-type="float">
            <text:p>125.9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92128" calcext:value-type="float">
            <text:p>125.9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7368" calcext:value-type="float">
            <text:p>126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8992" calcext:value-type="float">
            <text:p>126.8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8888" calcext:value-type="float">
            <text:p>126.7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2688" calcext:value-type="float">
            <text:p>126.6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92584" calcext:value-type="float">
            <text:p>126.5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6488" calcext:value-type="float">
            <text:p>126.5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6864" calcext:value-type="float">
            <text:p>126.5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772" calcext:value-type="float">
            <text:p>126.5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296" calcext:value-type="float">
            <text:p>126.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1728" calcext:value-type="float">
            <text:p>126.6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2688" calcext:value-type="float">
            <text:p>126.6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0016" calcext:value-type="float">
            <text:p>126.6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0392" calcext:value-type="float">
            <text:p>126.5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3064" calcext:value-type="float">
            <text:p>126.6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916" calcext:value-type="float">
            <text:p>126.6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444" calcext:value-type="float">
            <text:p>126.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6112" calcext:value-type="float">
            <text:p>126.6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0768" calcext:value-type="float">
            <text:p>126.5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0392" calcext:value-type="float">
            <text:p>126.5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296" calcext:value-type="float">
            <text:p>126.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0392" calcext:value-type="float">
            <text:p>126.5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4296" calcext:value-type="float">
            <text:p>126.5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5256" calcext:value-type="float">
            <text:p>126.6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6152" calcext:value-type="float">
            <text:p>126.9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2624" calcext:value-type="float">
            <text:p>126.9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7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792" calcext:value-type="float">
            <text:p>120.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7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6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4872" calcext:value-type="float">
            <text:p>109.0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6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9464" calcext:value-type="float">
            <text:p>105.4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404</text:p>
          </table:table-cell>
          <table:table-cell office:value-type="string" calcext:value-type="string">
            <text:p>Coryell Gatesville recorder</text:p>
          </table:table-cell>
          <table:table-cell office:value-type="string" calcext:value-type="string">
            <text:p>195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776" meta:object-count="0"/>
    <meta:user-defined meta:name="AppVersion">3.0</meta:user-defined>
  </office:meta>
</office:document-meta>
</file>